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111000" table:style-name="ce5">
            <text:p>6.111.000</text:p>
          </table:table-cell>
          <table:table-cell office:value-type="float" office:value="913500" table:style-name="ce5">
            <text:p>91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9306300" table:style-name="ce6">
            <text:p>9.306.300</text:p>
          </table:table-cell>
          <table:table-cell office:value-type="float" office:value="9117784" table:style-name="ce6">
            <text:p>9.117.784</text:p>
          </table:table-cell>
          <table:table-cell office:value-type="percentage" office:value="0.97974318472432653" table:style-name="ce7">
            <text:p>98,0%</text:p>
          </table:table-cell>
          <table:table-cell office:value-type="float" office:value="5159037" table:style-name="ce5">
            <text:p>5.159.037</text:p>
          </table:table-cell>
          <table:table-cell office:value-type="float" office:value="4192935" table:style-name="ce5">
            <text:p>4.192.935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070865" table:style-name="ce5">
            <text:p>1.070.865</text:p>
          </table:table-cell>
          <table:table-cell office:value-type="float" office:value="144700" table:style-name="ce5">
            <text:p>144.7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558165" table:style-name="ce6">
            <text:p>1.558.165</text:p>
          </table:table-cell>
          <table:table-cell office:value-type="float" office:value="1475514" table:style-name="ce6">
            <text:p>1.475.514</text:p>
          </table:table-cell>
          <table:table-cell office:value-type="percentage" office:value="0.946956195268152" table:style-name="ce7">
            <text:p>94,7%</text:p>
          </table:table-cell>
          <table:table-cell office:value-type="float" office:value="858092" table:style-name="ce5">
            <text:p>858.092</text:p>
          </table:table-cell>
          <table:table-cell office:value-type="float" office:value="696638" table:style-name="ce5">
            <text:p>696.638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04145" table:style-name="ce5">
            <text:p>904.145</text:p>
          </table:table-cell>
          <table:table-cell office:value-type="float" office:value="119800" table:style-name="ce5">
            <text:p>119.800</text:p>
          </table:table-cell>
          <table:table-cell office:value-type="float" office:value="233400" table:style-name="ce5">
            <text:p>233.400</text:p>
          </table:table-cell>
          <table:table-cell office:value-type="float" office:value="43750" table:style-name="ce5">
            <text:p>43.750</text:p>
          </table:table-cell>
          <table:table-cell office:value-type="float" office:value="1301095" table:style-name="ce6">
            <text:p>1.301.095</text:p>
          </table:table-cell>
          <table:table-cell office:value-type="float" office:value="1302332" table:style-name="ce6">
            <text:p>1.302.332</text:p>
          </table:table-cell>
          <table:table-cell office:value-type="percentage" office:value="1.0009507376479043" table:style-name="ce7">
            <text:p>100,1%</text:p>
          </table:table-cell>
          <table:table-cell office:value-type="float" office:value="708238" table:style-name="ce5">
            <text:p>708.238</text:p>
          </table:table-cell>
          <table:table-cell office:value-type="float" office:value="638006" table:style-name="ce5">
            <text:p>638.006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807660" table:style-name="ce5">
            <text:p>807.660</text:p>
          </table:table-cell>
          <table:table-cell office:value-type="float" office:value="130800" table:style-name="ce5">
            <text:p>130.8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250410" table:style-name="ce6">
            <text:p>1.250.410</text:p>
          </table:table-cell>
          <table:table-cell office:value-type="float" office:value="1173128" table:style-name="ce6">
            <text:p>1.173.128</text:p>
          </table:table-cell>
          <table:table-cell office:value-type="percentage" office:value="0.9381946721475356" table:style-name="ce7">
            <text:p>93,8%</text:p>
          </table:table-cell>
          <table:table-cell office:value-type="float" office:value="690614" table:style-name="ce5">
            <text:p>690.614</text:p>
          </table:table-cell>
          <table:table-cell office:value-type="float" office:value="547514" table:style-name="ce5">
            <text:p>547.514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511610" table:style-name="ce5">
            <text:p>1.511.610</text:p>
          </table:table-cell>
          <table:table-cell office:value-type="float" office:value="232300" table:style-name="ce5">
            <text:p>232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368510" table:style-name="ce6">
            <text:p>2.368.510</text:p>
          </table:table-cell>
          <table:table-cell office:value-type="float" office:value="2194289" table:style-name="ce6">
            <text:p>2.194.289</text:p>
          </table:table-cell>
          <table:table-cell office:value-type="percentage" office:value="0.92644278470430774" table:style-name="ce7">
            <text:p>92,6%</text:p>
          </table:table-cell>
          <table:table-cell office:value-type="float" office:value="1300840" table:style-name="ce5">
            <text:p>1.300.840</text:p>
          </table:table-cell>
          <table:table-cell office:value-type="float" office:value="1001657" table:style-name="ce5">
            <text:p>1.001.657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472245" table:style-name="ce5">
            <text:p>472.245</text:p>
          </table:table-cell>
          <table:table-cell office:value-type="float" office:value="63500" table:style-name="ce5">
            <text:p>63.5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690895" table:style-name="ce6">
            <text:p>690.895</text:p>
          </table:table-cell>
          <table:table-cell office:value-type="float" office:value="649713" table:style-name="ce6">
            <text:p>649.713</text:p>
          </table:table-cell>
          <table:table-cell office:value-type="percentage" office:value="0.94039325802039386" table:style-name="ce7">
            <text:p>94,0%</text:p>
          </table:table-cell>
          <table:table-cell office:value-type="float" office:value="370187" table:style-name="ce5">
            <text:p>370.187</text:p>
          </table:table-cell>
          <table:table-cell office:value-type="float" office:value="299883" table:style-name="ce5">
            <text:p>299.883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117415" table:style-name="ce5">
            <text:p>2.117.415</text:p>
          </table:table-cell>
          <table:table-cell office:value-type="float" office:value="289400" table:style-name="ce5">
            <text:p>289.4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024065" table:style-name="ce6">
            <text:p>3.024.065</text:p>
          </table:table-cell>
          <table:table-cell office:value-type="float" office:value="2821231" table:style-name="ce6">
            <text:p>2.821.231</text:p>
          </table:table-cell>
          <table:table-cell office:value-type="percentage" office:value="0.93292670627119456" table:style-name="ce7">
            <text:p>93,3%</text:p>
          </table:table-cell>
          <table:table-cell office:value-type="float" office:value="1575005" table:style-name="ce5">
            <text:p>1.575.005</text:p>
          </table:table-cell>
          <table:table-cell office:value-type="float" office:value="1382765" table:style-name="ce5">
            <text:p>1.382.765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570005" table:style-name="ce5">
            <text:p>1.570.005</text:p>
          </table:table-cell>
          <table:table-cell office:value-type="float" office:value="226200" table:style-name="ce5">
            <text:p>226.2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346530" table:style-name="ce6">
            <text:p>2.346.530</text:p>
          </table:table-cell>
          <table:table-cell office:value-type="float" office:value="2228919" table:style-name="ce6">
            <text:p>2.228.919</text:p>
          </table:table-cell>
          <table:table-cell office:value-type="percentage" office:value="0.94987875714352688" table:style-name="ce7">
            <text:p>95,0%</text:p>
          </table:table-cell>
          <table:table-cell office:value-type="float" office:value="1297258" table:style-name="ce5">
            <text:p>1.297.258</text:p>
          </table:table-cell>
          <table:table-cell office:value-type="float" office:value="1003840" table:style-name="ce5">
            <text:p>1.003.840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5778080" table:style-name="ce5">
            <text:p>5.778.080</text:p>
          </table:table-cell>
          <table:table-cell office:value-type="float" office:value="826000" table:style-name="ce5">
            <text:p>826.0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8696180" table:style-name="ce6">
            <text:p>8.696.180</text:p>
          </table:table-cell>
          <table:table-cell office:value-type="float" office:value="8287250" table:style-name="ce6">
            <text:p>8.287.250</text:p>
          </table:table-cell>
          <table:table-cell office:value-type="percentage" office:value="0.95297590436260515" table:style-name="ce7">
            <text:p>95,3%</text:p>
          </table:table-cell>
          <table:table-cell office:value-type="float" office:value="4743481" table:style-name="ce5">
            <text:p>4.743.481</text:p>
          </table:table-cell>
          <table:table-cell office:value-type="float" office:value="3961116" table:style-name="ce5">
            <text:p>3.961.116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3685690" table:style-name="ce5">
            <text:p>3.685.690</text:p>
          </table:table-cell>
          <table:table-cell office:value-type="float" office:value="529700" table:style-name="ce5">
            <text:p>529.7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532440" table:style-name="ce6">
            <text:p>5.532.440</text:p>
          </table:table-cell>
          <table:table-cell office:value-type="float" office:value="5153811" table:style-name="ce6">
            <text:p>5.153.811</text:p>
          </table:table-cell>
          <table:table-cell office:value-type="percentage" office:value="0.93156202326640691" table:style-name="ce7">
            <text:p>93,2%</text:p>
          </table:table-cell>
          <table:table-cell office:value-type="float" office:value="2924568" table:style-name="ce5">
            <text:p>2.924.568</text:p>
          </table:table-cell>
          <table:table-cell office:value-type="float" office:value="2393169" table:style-name="ce5">
            <text:p>2.393.169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860615" table:style-name="ce5">
            <text:p>860.615</text:p>
          </table:table-cell>
          <table:table-cell office:value-type="float" office:value="115000" table:style-name="ce5">
            <text:p>115.0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249165" table:style-name="ce6">
            <text:p>1.249.165</text:p>
          </table:table-cell>
          <table:table-cell office:value-type="float" office:value="1247236" table:style-name="ce6">
            <text:p>1.247.236</text:p>
          </table:table-cell>
          <table:table-cell office:value-type="percentage" office:value="0.99845576845332684" table:style-name="ce7">
            <text:p>99,8%</text:p>
          </table:table-cell>
          <table:table-cell office:value-type="float" office:value="718666" table:style-name="ce5">
            <text:p>718.666</text:p>
          </table:table-cell>
          <table:table-cell office:value-type="float" office:value="587954" table:style-name="ce5">
            <text:p>587.954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297995" table:style-name="ce5">
            <text:p>2.297.995</text:p>
          </table:table-cell>
          <table:table-cell office:value-type="float" office:value="305800" table:style-name="ce5">
            <text:p>305.8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315195" table:style-name="ce6">
            <text:p>3.315.195</text:p>
          </table:table-cell>
          <table:table-cell office:value-type="float" office:value="3280351" table:style-name="ce6">
            <text:p>3.280.351</text:p>
          </table:table-cell>
          <table:table-cell office:value-type="percentage" office:value="0.98948960770030114" table:style-name="ce7">
            <text:p>98,9%</text:p>
          </table:table-cell>
          <table:table-cell office:value-type="float" office:value="1816028" table:style-name="ce5">
            <text:p>1.816.028</text:p>
          </table:table-cell>
          <table:table-cell office:value-type="float" office:value="1606444" table:style-name="ce5">
            <text:p>1.606.444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53955" table:style-name="ce5">
            <text:p>253.955</text:p>
          </table:table-cell>
          <table:table-cell office:value-type="float" office:value="34200" table:style-name="ce5">
            <text:p>34.2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63705" table:style-name="ce6">
            <text:p>363.705</text:p>
          </table:table-cell>
          <table:table-cell office:value-type="float" office:value="336083" table:style-name="ce6">
            <text:p>336.083</text:p>
          </table:table-cell>
          <table:table-cell office:value-type="percentage" office:value="0.9240538348386742" table:style-name="ce7">
            <text:p>92,4%</text:p>
          </table:table-cell>
          <table:table-cell office:value-type="float" office:value="191017" table:style-name="ce5">
            <text:p>191.017</text:p>
          </table:table-cell>
          <table:table-cell office:value-type="float" office:value="165493" table:style-name="ce5">
            <text:p>165.493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4920945" table:style-name="ce5">
            <text:p>4.920.945</text:p>
          </table:table-cell>
          <table:table-cell office:value-type="float" office:value="743400" table:style-name="ce5">
            <text:p>743.400</text:p>
          </table:table-cell>
          <table:table-cell office:value-type="float" office:value="1509400" table:style-name="ce5">
            <text:p>1.5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515545" table:style-name="ce6">
            <text:p>7.515.545</text:p>
          </table:table-cell>
          <table:table-cell office:value-type="float" office:value="6902951" table:style-name="ce6">
            <text:p>6.902.951</text:p>
          </table:table-cell>
          <table:table-cell office:value-type="percentage" office:value="0.91848974359144941" table:style-name="ce7">
            <text:p>91,8%</text:p>
          </table:table-cell>
          <table:table-cell office:value-type="float" office:value="4211516" table:style-name="ce5">
            <text:p>4.211.516</text:p>
          </table:table-cell>
          <table:table-cell office:value-type="float" office:value="3174424" table:style-name="ce5">
            <text:p>3.174.424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081805" table:style-name="ce5">
            <text:p>1.081.805</text:p>
          </table:table-cell>
          <table:table-cell office:value-type="float" office:value="162600" table:style-name="ce5">
            <text:p>162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592405" table:style-name="ce6">
            <text:p>1.592.405</text:p>
          </table:table-cell>
          <table:table-cell office:value-type="float" office:value="1530437" table:style-name="ce6">
            <text:p>1.530.437</text:p>
          </table:table-cell>
          <table:table-cell office:value-type="percentage" office:value="0.96108527667270571" table:style-name="ce7">
            <text:p>96,1%</text:p>
          </table:table-cell>
          <table:table-cell office:value-type="float" office:value="879344" table:style-name="ce5">
            <text:p>879.344</text:p>
          </table:table-cell>
          <table:table-cell office:value-type="float" office:value="710165" table:style-name="ce5">
            <text:p>710.165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03835" table:style-name="ce5">
            <text:p>503.835</text:p>
          </table:table-cell>
          <table:table-cell office:value-type="float" office:value="72900" table:style-name="ce5">
            <text:p>72.9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751335" table:style-name="ce6">
            <text:p>751.335</text:p>
          </table:table-cell>
          <table:table-cell office:value-type="float" office:value="726117" table:style-name="ce6">
            <text:p>726.117</text:p>
          </table:table-cell>
          <table:table-cell office:value-type="percentage" office:value="0.96643574437501245" table:style-name="ce7">
            <text:p>96,6%</text:p>
          </table:table-cell>
          <table:table-cell office:value-type="float" office:value="416218" table:style-name="ce5">
            <text:p>416.218</text:p>
          </table:table-cell>
          <table:table-cell office:value-type="float" office:value="350021" table:style-name="ce5">
            <text:p>350.021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759500" table:style-name="ce5">
            <text:p>1.759.500</text:p>
          </table:table-cell>
          <table:table-cell office:value-type="float" office:value="237000" table:style-name="ce5">
            <text:p>237.0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643900" table:style-name="ce6">
            <text:p>2.643.900</text:p>
          </table:table-cell>
          <table:table-cell office:value-type="float" office:value="2476944" table:style-name="ce6">
            <text:p>2.476.944</text:p>
          </table:table-cell>
          <table:table-cell office:value-type="percentage" office:value="0.93685237717008962" table:style-name="ce7">
            <text:p>93,7%</text:p>
          </table:table-cell>
          <table:table-cell office:value-type="float" office:value="1437699" table:style-name="ce5">
            <text:p>1.437.699</text:p>
          </table:table-cell>
          <table:table-cell office:value-type="float" office:value="1176460" table:style-name="ce5">
            <text:p>1.176.460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59310" table:style-name="ce5">
            <text:p>59.310</text:p>
          </table:table-cell>
          <table:table-cell office:value-type="float" office:value="9800" table:style-name="ce5">
            <text:p>9.8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91360" table:style-name="ce6">
            <text:p>91.360</text:p>
          </table:table-cell>
          <table:table-cell office:value-type="float" office:value="84749" table:style-name="ce6">
            <text:p>84.749</text:p>
          </table:table-cell>
          <table:table-cell office:value-type="percentage" office:value="0.92763791593695266" table:style-name="ce7">
            <text:p>92,8%</text:p>
          </table:table-cell>
          <table:table-cell office:value-type="float" office:value="49292" table:style-name="ce5">
            <text:p>49.292</text:p>
          </table:table-cell>
          <table:table-cell office:value-type="float" office:value="39934" table:style-name="ce5">
            <text:p>39.934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59310" table:style-name="ce5">
            <text:p>59.310</text:p>
          </table:table-cell>
          <table:table-cell office:value-type="float" office:value="9600" table:style-name="ce5">
            <text:p>9.6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89260" table:style-name="ce6">
            <text:p>89.260</text:p>
          </table:table-cell>
          <table:table-cell office:value-type="float" office:value="77722" table:style-name="ce6">
            <text:p>77.722</text:p>
          </table:table-cell>
          <table:table-cell office:value-type="percentage" office:value="0.87073717230562397" table:style-name="ce7">
            <text:p>87,1%</text:p>
          </table:table-cell>
          <table:table-cell office:value-type="float" office:value="47379" table:style-name="ce5">
            <text:p>47.379</text:p>
          </table:table-cell>
          <table:table-cell office:value-type="float" office:value="37059" table:style-name="ce5">
            <text:p>37.059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0447" table:style-name="ce6">
            <text:p>160.447</text:p>
          </table:table-cell>
          <table:table-cell office:value-type="percentage" office:value="0.74360887620036331" table:style-name="ce7">
            <text:p>74,4%</text:p>
          </table:table-cell>
          <table:table-cell office:value-type="float" office:value="87867" table:style-name="ce5">
            <text:p>87.867</text:p>
          </table:table-cell>
          <table:table-cell office:value-type="float" office:value="73698" table:style-name="ce5">
            <text:p>73.698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270" table:style-name="ce5">
            <text:p>3.270</text:p>
          </table:table-cell>
          <table:table-cell office:value-type="float" office:value="0" table:style-name="ce5">
            <text:p>0</text:p>
          </table:table-cell>
          <table:table-cell office:value-type="float" office:value="2360" table:style-name="ce5">
            <text:p>2.360</text:p>
          </table:table-cell>
          <table:table-cell office:value-type="float" office:value="5630" table:style-name="ce6">
            <text:p>5.630</text:p>
          </table:table-cell>
          <table:table-cell office:value-type="float" office:value="2981" table:style-name="ce6">
            <text:p>2.981</text:p>
          </table:table-cell>
          <table:table-cell office:value-type="percentage" office:value="0.52948490230905865" table:style-name="ce7">
            <text:p>52,9%</text:p>
          </table:table-cell>
          <table:table-cell office:value-type="float" office:value="2450" table:style-name="ce5">
            <text:p>2.450</text:p>
          </table:table-cell>
          <table:table-cell office:value-type="float" office:value="1842" table:style-name="ce5">
            <text:p>1.842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5875353" table:style-name="ce11">
            <text:p>35.875.353</text:p>
          </table:table-cell>
          <table:table-cell office:value-type="float" office:value="5227770" table:style-name="ce12">
            <text:p>5.227.770</text:p>
          </table:table-cell>
          <table:table-cell office:value-type="float" office:value="10387100" table:style-name="ce13">
            <text:p>10.387.100</text:p>
          </table:table-cell>
          <table:table-cell office:value-type="float" office:value="2417635" table:style-name="ce14">
            <text:p>2.417.635</text:p>
          </table:table-cell>
          <table:table-cell office:value-type="float" office:value="53907858" table:style-name="ce15">
            <text:p>53.907.858</text:p>
          </table:table-cell>
          <table:table-cell office:value-type="float" office:value="51229989" table:style-name="ce15">
            <text:p>51.229.989</text:p>
          </table:table-cell>
          <table:table-cell office:value-type="percentage" office:value="0.95032507134674127" table:style-name="ce16">
            <text:p>95,0%</text:p>
          </table:table-cell>
          <table:table-cell office:value-type="float" office:value="29484796" table:style-name="ce15">
            <text:p>29.484.796</text:p>
          </table:table-cell>
          <table:table-cell office:value-type="float" office:value="24041017" table:style-name="ce15">
            <text:p>24.041.01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286082" table:style-name="ce23">
            <text:p>4.286.082</text:p>
          </table:table-cell>
          <table:table-cell office:value-type="percentage" office:value="0.92568386664964786" table:style-name="ce24">
            <text:p>92,6%</text:p>
          </table:table-cell>
          <table:table-cell office:value-type="float" office:value="3809741" table:style-name="ce23">
            <text:p>3.809.741</text:p>
          </table:table-cell>
          <table:table-cell office:value-type="percentage" office:value="0.82280641849915526" table:style-name="ce24">
            <text:p>82,3%</text:p>
          </table:table-cell>
          <table:table-cell office:value-type="date" office:date-value="2021-07-17T00:00:00" table:style-name="ce25">
            <text:p>1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18139" table:style-name="ce5">
            <text:p>718.139</text:p>
          </table:table-cell>
          <table:table-cell office:value-type="percentage" office:value="0.91211017377543058" table:style-name="ce26">
            <text:p>91,2%</text:p>
          </table:table-cell>
          <table:table-cell office:value-type="float" office:value="634545" table:style-name="ce5">
            <text:p>634.545</text:p>
          </table:table-cell>
          <table:table-cell office:value-type="percentage" office:value="0.80593722137125356" table:style-name="ce26">
            <text:p>80,6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1644" table:style-name="ce5">
            <text:p>631.644</text:p>
          </table:table-cell>
          <table:table-cell office:value-type="percentage" office:value="0.93388037524117895" table:style-name="ce26">
            <text:p>93,4%</text:p>
          </table:table-cell>
          <table:table-cell office:value-type="float" office:value="591541" table:style-name="ce5">
            <text:p>591.541</text:p>
          </table:table-cell>
          <table:table-cell office:value-type="percentage" office:value="0.8745884248889283" table:style-name="ce26">
            <text:p>87,5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19560" table:style-name="ce5">
            <text:p>519.560</text:p>
          </table:table-cell>
          <table:table-cell office:value-type="percentage" office:value="0.83900409845331025" table:style-name="ce26">
            <text:p>83,9%</text:p>
          </table:table-cell>
          <table:table-cell office:value-type="float" office:value="480889" table:style-name="ce5">
            <text:p>480.889</text:p>
          </table:table-cell>
          <table:table-cell office:value-type="percentage" office:value="0.77655678247192605" table:style-name="ce26">
            <text:p>77,7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33136" table:style-name="ce5">
            <text:p>1.033.136</text:p>
          </table:table-cell>
          <table:table-cell office:value-type="percentage" office:value="0.84801792669263187" table:style-name="ce26">
            <text:p>84,8%</text:p>
          </table:table-cell>
          <table:table-cell office:value-type="float" office:value="896872" table:style-name="ce5">
            <text:p>896.872</text:p>
          </table:table-cell>
          <table:table-cell office:value-type="percentage" office:value="0.73616981108844737" table:style-name="ce26">
            <text:p>73,6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4826" table:style-name="ce5">
            <text:p>334.826</text:p>
          </table:table-cell>
          <table:table-cell office:value-type="percentage" office:value="0.93217998474328068" table:style-name="ce26">
            <text:p>93,2%</text:p>
          </table:table-cell>
          <table:table-cell office:value-type="float" office:value="285263" table:style-name="ce5">
            <text:p>285.263</text:p>
          </table:table-cell>
          <table:table-cell office:value-type="percentage" office:value="0.7941929807954653" table:style-name="ce26">
            <text:p>79,4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31327" table:style-name="ce5">
            <text:p>1.431.327</text:p>
          </table:table-cell>
          <table:table-cell office:value-type="percentage" office:value="0.93421215803963387" table:style-name="ce26">
            <text:p>93,4%</text:p>
          </table:table-cell>
          <table:table-cell office:value-type="float" office:value="1310665" table:style-name="ce5">
            <text:p>1.310.665</text:p>
          </table:table-cell>
          <table:table-cell office:value-type="percentage" office:value="0.85545733303222593" table:style-name="ce26">
            <text:p>85,5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57218" table:style-name="ce5">
            <text:p>1.057.218</text:p>
          </table:table-cell>
          <table:table-cell office:value-type="percentage" office:value="0.91866335541030675" table:style-name="ce26">
            <text:p>91,9%</text:p>
          </table:table-cell>
          <table:table-cell office:value-type="float" office:value="921746" table:style-name="ce5">
            <text:p>921.746</text:p>
          </table:table-cell>
          <table:table-cell office:value-type="percentage" office:value="0.80094575877068741" table:style-name="ce26">
            <text:p>80,1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07292" table:style-name="ce5">
            <text:p>3.807.292</text:p>
          </table:table-cell>
          <table:table-cell office:value-type="percentage" office:value="0.87956518113101978" table:style-name="ce26">
            <text:p>88,0%</text:p>
          </table:table-cell>
          <table:table-cell office:value-type="float" office:value="3539972" table:style-name="ce5">
            <text:p>3.539.972</text:p>
          </table:table-cell>
          <table:table-cell office:value-type="percentage" office:value="0.81780859292608454" table:style-name="ce26">
            <text:p>81,8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47885" table:style-name="ce5">
            <text:p>2.647.885</text:p>
          </table:table-cell>
          <table:table-cell office:value-type="percentage" office:value="0.91336520362064311" table:style-name="ce26">
            <text:p>91,3%</text:p>
          </table:table-cell>
          <table:table-cell office:value-type="float" office:value="2266808" table:style-name="ce5">
            <text:p>2.266.808</text:p>
          </table:table-cell>
          <table:table-cell office:value-type="percentage" office:value="0.78191596330237256" table:style-name="ce26">
            <text:p>78,2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0580" table:style-name="ce5">
            <text:p>600.580</text:p>
          </table:table-cell>
          <table:table-cell office:value-type="percentage" office:value="0.9657365956570958" table:style-name="ce26">
            <text:p>96,6%</text:p>
          </table:table-cell>
          <table:table-cell office:value-type="float" office:value="549951" table:style-name="ce5">
            <text:p>549.951</text:p>
          </table:table-cell>
          <table:table-cell office:value-type="percentage" office:value="0.88432483019450447" table:style-name="ce26">
            <text:p>88,4%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30888" table:style-name="ce5">
            <text:p>1.630.888</text:p>
          </table:table-cell>
          <table:table-cell office:value-type="percentage" office:value="0.94813502230392288" table:style-name="ce26">
            <text:p>94,8%</text:p>
          </table:table-cell>
          <table:table-cell office:value-type="float" office:value="1542401" table:style-name="ce5">
            <text:p>1.542.401</text:p>
          </table:table-cell>
          <table:table-cell office:value-type="percentage" office:value="0.8966921128468619" table:style-name="ce26">
            <text:p>89,7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4538" table:style-name="ce5">
            <text:p>174.538</text:p>
          </table:table-cell>
          <table:table-cell office:value-type="percentage" office:value="0.92514086112127047" table:style-name="ce26">
            <text:p>92,5%</text:p>
          </table:table-cell>
          <table:table-cell office:value-type="float" office:value="156196" table:style-name="ce5">
            <text:p>156.196</text:p>
          </table:table-cell>
          <table:table-cell office:value-type="percentage" office:value="0.82791885975373813" table:style-name="ce26">
            <text:p>82,8%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381447" table:style-name="ce5">
            <text:p>3.381.447</text:p>
          </table:table-cell>
          <table:table-cell office:value-type="percentage" office:value="0.90600035367121434" table:style-name="ce26">
            <text:p>90,6%</text:p>
          </table:table-cell>
          <table:table-cell office:value-type="float" office:value="2884583" table:style-name="ce5">
            <text:p>2.884.583</text:p>
          </table:table-cell>
          <table:table-cell office:value-type="percentage" office:value="0.77287422165539565" table:style-name="ce26">
            <text:p>77,3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25233" table:style-name="ce5">
            <text:p>725.233</text:p>
          </table:table-cell>
          <table:table-cell office:value-type="percentage" office:value="0.92152525057433876" table:style-name="ce26">
            <text:p>92,2%</text:p>
          </table:table-cell>
          <table:table-cell office:value-type="float" office:value="653695" table:style-name="ce5">
            <text:p>653.695</text:p>
          </table:table-cell>
          <table:table-cell office:value-type="percentage" office:value="0.83062470774798214" table:style-name="ce26">
            <text:p>83,1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5348" table:style-name="ce5">
            <text:p>345.348</text:p>
          </table:table-cell>
          <table:table-cell office:value-type="percentage" office:value="0.91970662959589666" table:style-name="ce26">
            <text:p>92,0%</text:p>
          </table:table-cell>
          <table:table-cell office:value-type="float" office:value="323353" table:style-name="ce5">
            <text:p>323.353</text:p>
          </table:table-cell>
          <table:table-cell office:value-type="percentage" office:value="0.86113108458633603" table:style-name="ce26">
            <text:p>86,1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54741" table:style-name="ce5">
            <text:p>1.254.741</text:p>
          </table:table-cell>
          <table:table-cell office:value-type="percentage" office:value="0.92719876446506955" table:style-name="ce26">
            <text:p>92,7%</text:p>
          </table:table-cell>
          <table:table-cell office:value-type="float" office:value="1098648" table:style-name="ce5">
            <text:p>1.098.648</text:p>
          </table:table-cell>
          <table:table-cell office:value-type="percentage" office:value="0.81185285902191739" table:style-name="ce26">
            <text:p>81,2%</text:p>
          </table:table-cell>
          <table:table-cell office:value-type="date" office:date-value="2021-07-18T00:00:00" table:style-name="ce8">
            <text:p>18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2975" table:style-name="ce5">
            <text:p>32.975</text:p>
          </table:table-cell>
          <table:table-cell office:value-type="percentage" office:value="0.84599004566678637" table:style-name="ce26">
            <text:p>84,6%</text:p>
          </table:table-cell>
          <table:table-cell office:value-type="float" office:value="31240" table:style-name="ce5">
            <text:p>31.240</text:p>
          </table:table-cell>
          <table:table-cell office:value-type="percentage" office:value="0.80147775668325727" table:style-name="ce26">
            <text:p>80,1%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630" table:style-name="ce5">
            <text:p>30.630</text:p>
          </table:table-cell>
          <table:table-cell office:value-type="percentage" office:value="0.82283411685695096" table:style-name="ce26">
            <text:p>82,3%</text:p>
          </table:table-cell>
          <table:table-cell office:value-type="float" office:value="29197" table:style-name="ce5">
            <text:p>29.197</text:p>
          </table:table-cell>
          <table:table-cell office:value-type="percentage" office:value="0.78433848220282065" table:style-name="ce26">
            <text:p>78,4%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034" table:style-name="ce5">
            <text:p>34.034</text:p>
          </table:table-cell>
          <table:table-cell office:value-type="string" table:style-name="ce26">
            <text:p>-</text:p>
          </table:table-cell>
          <table:table-cell office:value-type="float" office:value="30046" table:style-name="ce5">
            <text:p>30.046</text:p>
          </table:table-cell>
          <table:table-cell office:value-type="string" table:style-name="ce26">
            <text:p>-</text:p>
          </table:table-cell>
          <table:table-cell office:value-type="date" office:date-value="2021-07-17T00:00:00" table:style-name="ce8">
            <text:p>17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141" table:style-name="ce5">
            <text:p>1.141</text:p>
          </table:table-cell>
          <table:table-cell office:value-type="string" table:style-name="ce26">
            <text:p>-</text:p>
          </table:table-cell>
          <table:table-cell office:value-type="float" office:value="980" table:style-name="ce5">
            <text:p>980</text:p>
          </table:table-cell>
          <table:table-cell office:value-type="string" table:style-name="ce26">
            <text:p>-</text:p>
          </table:table-cell>
          <table:table-cell office:value-type="date" office:date-value="2021-07-16T00:00:00" table:style-name="ce8">
            <text:p>16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4678664" table:style-name="ce15">
            <text:p>24.678.664</text:p>
          </table:table-cell>
          <table:table-cell office:value-type="percentage" office:value="0.91212945783978161" table:style-name="ce16">
            <text:p>91,2%</text:p>
          </table:table-cell>
          <table:table-cell office:value-type="float" office:value="22038332" table:style-name="ce15">
            <text:p>22.038.332</text:p>
          </table:table-cell>
          <table:table-cell office:value-type="percentage" office:value="0.81454214129472768" table:style-name="ce16">
            <text:p>81,5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250" table:style-name="ce35">
            <text:p>432.250</text:p>
          </table:table-cell>
          <table:table-cell office:value-type="percentage" office:value="1" table:style-name="ce36">
            <text:p>100,0%</text:p>
          </table:table-cell>
          <table:table-cell office:value-type="float" office:value="649369" table:style-name="ce35">
            <text:p>649.369</text:p>
          </table:table-cell>
          <table:table-cell office:value-type="percentage" office:value="0.99844398898491804" table:style-name="ce36">
            <text:p>99,8%</text:p>
          </table:table-cell>
          <table:table-cell office:value-type="float" office:value="899934" table:style-name="ce35">
            <text:p>899.934</text:p>
          </table:table-cell>
          <table:table-cell office:value-type="percentage" office:value="0.98230305835198939" table:style-name="ce36">
            <text:p>98,2%</text:p>
          </table:table-cell>
          <table:table-cell office:value-type="float" office:value="1160817" table:style-name="ce35">
            <text:p>1.160.817</text:p>
          </table:table-cell>
          <table:table-cell office:value-type="percentage" office:value="0.91762666390518421" table:style-name="ce36">
            <text:p>91,8%</text:p>
          </table:table-cell>
          <table:table-cell office:value-type="float" office:value="1143712" table:style-name="ce35">
            <text:p>1.143.712</text:p>
          </table:table-cell>
          <table:table-cell office:value-type="percentage" office:value="0.82571687240183844" table:style-name="ce36">
            <text:p>82,6%</text:p>
          </table:table-cell>
          <table:table-cell office:value-type="float" office:value="688518" table:style-name="ce35">
            <text:p>688.518</text:p>
          </table:table-cell>
          <table:table-cell office:value-type="percentage" office:value="0.6038482148573473" table:style-name="ce36">
            <text:p>60,4%</text:p>
          </table:table-cell>
          <table:table-cell office:value-type="float" office:value="177023" table:style-name="ce35">
            <text:p>177.023</text:p>
          </table:table-cell>
          <table:table-cell office:value-type="percentage" office:value="0.19061950828710245" table:style-name="ce36">
            <text:p>19,1%</text:p>
          </table:table-cell>
          <table:table-cell office:value-type="float" office:value="7414" table:style-name="ce35">
            <text:p>7.414</text:p>
          </table:table-cell>
          <table:table-cell office:value-type="percentage" office:value="9.8471657190064635E-3" table:style-name="ce36">
            <text:p>1,0%</text:p>
          </table:table-cell>
          <table:table-cell office:value-type="float" office:value="5159037" table:style-name="ce35">
            <text:p>5.159.03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9230465749012848" table:style-name="ce36">
            <text:p>6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863" table:style-name="ce38">
            <text:p>100.863</text:p>
          </table:table-cell>
          <table:table-cell office:value-type="percentage" office:value="1" table:style-name="ce39">
            <text:p>100,0%</text:p>
          </table:table-cell>
          <table:table-cell office:value-type="float" office:value="118425" table:style-name="ce38">
            <text:p>118.425</text:p>
          </table:table-cell>
          <table:table-cell office:value-type="percentage" office:value="0.99554453364717754" table:style-name="ce39">
            <text:p>99,6%</text:p>
          </table:table-cell>
          <table:table-cell office:value-type="float" office:value="150341" table:style-name="ce38">
            <text:p>150.341</text:p>
          </table:table-cell>
          <table:table-cell office:value-type="percentage" office:value="0.96146245691226406" table:style-name="ce39">
            <text:p>96,1%</text:p>
          </table:table-cell>
          <table:table-cell office:value-type="float" office:value="176734" table:style-name="ce38">
            <text:p>176.734</text:p>
          </table:table-cell>
          <table:table-cell office:value-type="percentage" office:value="0.89139842433901928" table:style-name="ce39">
            <text:p>89,1%</text:p>
          </table:table-cell>
          <table:table-cell office:value-type="float" office:value="171776" table:style-name="ce38">
            <text:p>171.776</text:p>
          </table:table-cell>
          <table:table-cell office:value-type="percentage" office:value="0.79917001251494579" table:style-name="ce39">
            <text:p>79,9%</text:p>
          </table:table-cell>
          <table:table-cell office:value-type="float" office:value="90960" table:style-name="ce38">
            <text:p>90.960</text:p>
          </table:table-cell>
          <table:table-cell office:value-type="percentage" office:value="0.55366860231547421" table:style-name="ce39">
            <text:p>55,4%</text:p>
          </table:table-cell>
          <table:table-cell office:value-type="float" office:value="37046" table:style-name="ce38">
            <text:p>37.046</text:p>
          </table:table-cell>
          <table:table-cell office:value-type="percentage" office:value="0.28409291339790338" table:style-name="ce39">
            <text:p>28,4%</text:p>
          </table:table-cell>
          <table:table-cell office:value-type="float" office:value="11947" table:style-name="ce38">
            <text:p>11.947</text:p>
          </table:table-cell>
          <table:table-cell office:value-type="percentage" office:value="0.11586767401487746" table:style-name="ce39">
            <text:p>11,6%</text:p>
          </table:table-cell>
          <table:table-cell office:value-type="float" office:value="858092" table:style-name="ce38">
            <text:p>858.092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2404639475367338" table:style-name="ce39">
            <text:p>7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15" table:style-name="ce38">
            <text:p>88.615</text:p>
          </table:table-cell>
          <table:table-cell office:value-type="percentage" office:value="1" table:style-name="ce39">
            <text:p>100,0%</text:p>
          </table:table-cell>
          <table:table-cell office:value-type="float" office:value="113758" table:style-name="ce38">
            <text:p>113.758</text:p>
          </table:table-cell>
          <table:table-cell office:value-type="percentage" office:value="1" table:style-name="ce39">
            <text:p>100,0%</text:p>
          </table:table-cell>
          <table:table-cell office:value-type="float" office:value="144449" table:style-name="ce38">
            <text:p>144.449</text:p>
          </table:table-cell>
          <table:table-cell office:value-type="percentage" office:value="0.9652326731350066" table:style-name="ce39">
            <text:p>96,5%</text:p>
          </table:table-cell>
          <table:table-cell office:value-type="float" office:value="146762" table:style-name="ce38">
            <text:p>146.762</text:p>
          </table:table-cell>
          <table:table-cell office:value-type="percentage" office:value="0.90234559931138369" table:style-name="ce39">
            <text:p>90,2%</text:p>
          </table:table-cell>
          <table:table-cell office:value-type="float" office:value="138060" table:style-name="ce38">
            <text:p>138.060</text:p>
          </table:table-cell>
          <table:table-cell office:value-type="percentage" office:value="0.82674124065080568" table:style-name="ce39">
            <text:p>82,7%</text:p>
          </table:table-cell>
          <table:table-cell office:value-type="float" office:value="63740" table:style-name="ce38">
            <text:p>63.740</text:p>
          </table:table-cell>
          <table:table-cell office:value-type="percentage" office:value="0.55691955509344615" table:style-name="ce39">
            <text:p>55,7%</text:p>
          </table:table-cell>
          <table:table-cell office:value-type="float" office:value="12163" table:style-name="ce38">
            <text:p>12.163</text:p>
          </table:table-cell>
          <table:table-cell office:value-type="percentage" office:value="0.15374600245225065" table:style-name="ce39">
            <text:p>15,4%</text:p>
          </table:table-cell>
          <table:table-cell office:value-type="float" office:value="691" table:style-name="ce38">
            <text:p>691</text:p>
          </table:table-cell>
          <table:table-cell office:value-type="percentage" office:value="1.0796874999999999E-2" table:style-name="ce39">
            <text:p>1,1%</text:p>
          </table:table-cell>
          <table:table-cell office:value-type="float" office:value="708238" table:style-name="ce38">
            <text:p>708.23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5834406757701622" table:style-name="ce39">
            <text:p>75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892" table:style-name="ce38">
            <text:p>50.892</text:p>
          </table:table-cell>
          <table:table-cell office:value-type="percentage" office:value="1" table:style-name="ce39">
            <text:p>100,0%</text:p>
          </table:table-cell>
          <table:table-cell office:value-type="float" office:value="77936" table:style-name="ce38">
            <text:p>77.936</text:p>
          </table:table-cell>
          <table:table-cell office:value-type="percentage" office:value="0.96795667941775543" table:style-name="ce39">
            <text:p>96,8%</text:p>
          </table:table-cell>
          <table:table-cell office:value-type="float" office:value="103980" table:style-name="ce38">
            <text:p>103.980</text:p>
          </table:table-cell>
          <table:table-cell office:value-type="percentage" office:value="0.8869667579394529" table:style-name="ce39">
            <text:p>88,7%</text:p>
          </table:table-cell>
          <table:table-cell office:value-type="float" office:value="139400" table:style-name="ce38">
            <text:p>139.400</text:p>
          </table:table-cell>
          <table:table-cell office:value-type="percentage" office:value="0.84078722775442261" table:style-name="ce39">
            <text:p>84,1%</text:p>
          </table:table-cell>
          <table:table-cell office:value-type="float" office:value="147352" table:style-name="ce38">
            <text:p>147.352</text:p>
          </table:table-cell>
          <table:table-cell office:value-type="percentage" office:value="0.71470422753817198" table:style-name="ce39">
            <text:p>71,5%</text:p>
          </table:table-cell>
          <table:table-cell office:value-type="float" office:value="91344" table:style-name="ce38">
            <text:p>91.344</text:p>
          </table:table-cell>
          <table:table-cell office:value-type="percentage" office:value="0.50137496089183087" table:style-name="ce39">
            <text:p>50,1%</text:p>
          </table:table-cell>
          <table:table-cell office:value-type="float" office:value="59298" table:style-name="ce38">
            <text:p>59.298</text:p>
          </table:table-cell>
          <table:table-cell office:value-type="percentage" office:value="0.42987632483217586" table:style-name="ce39">
            <text:p>43,0%</text:p>
          </table:table-cell>
          <table:table-cell office:value-type="float" office:value="20412" table:style-name="ce38">
            <text:p>20.412</text:p>
          </table:table-cell>
          <table:table-cell office:value-type="percentage" office:value="0.21378299120234603" table:style-name="ce39">
            <text:p>21,4%</text:p>
          </table:table-cell>
          <table:table-cell office:value-type="float" office:value="690614" table:style-name="ce38">
            <text:p>690.61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6734565891075859" table:style-name="ce39">
            <text:p>66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840" table:style-name="ce38">
            <text:p>91.840</text:p>
          </table:table-cell>
          <table:table-cell office:value-type="percentage" office:value="1" table:style-name="ce39">
            <text:p>100,0%</text:p>
          </table:table-cell>
          <table:table-cell office:value-type="float" office:value="148820" table:style-name="ce38">
            <text:p>148.820</text:p>
          </table:table-cell>
          <table:table-cell office:value-type="percentage" office:value="0.96304301402307624" table:style-name="ce39">
            <text:p>96,3%</text:p>
          </table:table-cell>
          <table:table-cell office:value-type="float" office:value="213957" table:style-name="ce38">
            <text:p>213.957</text:p>
          </table:table-cell>
          <table:table-cell office:value-type="percentage" office:value="0.91009902506252871" table:style-name="ce39">
            <text:p>91,0%</text:p>
          </table:table-cell>
          <table:table-cell office:value-type="float" office:value="300357" table:style-name="ce38">
            <text:p>300.357</text:p>
          </table:table-cell>
          <table:table-cell office:value-type="percentage" office:value="0.85690932122152741" table:style-name="ce39">
            <text:p>85,7%</text:p>
          </table:table-cell>
          <table:table-cell office:value-type="float" office:value="278162" table:style-name="ce38">
            <text:p>278.162</text:p>
          </table:table-cell>
          <table:table-cell office:value-type="percentage" office:value="0.71705282478011156" table:style-name="ce39">
            <text:p>71,7%</text:p>
          </table:table-cell>
          <table:table-cell office:value-type="float" office:value="172163" table:style-name="ce38">
            <text:p>172.163</text:p>
          </table:table-cell>
          <table:table-cell office:value-type="percentage" office:value="0.55369628281242966" table:style-name="ce39">
            <text:p>55,4%</text:p>
          </table:table-cell>
          <table:table-cell office:value-type="float" office:value="86829" table:style-name="ce38">
            <text:p>86.829</text:p>
          </table:table-cell>
          <table:table-cell office:value-type="percentage" office:value="0.34490442823776157" table:style-name="ce39">
            <text:p>34,5%</text:p>
          </table:table-cell>
          <table:table-cell office:value-type="float" office:value="8712" table:style-name="ce38">
            <text:p>8.712</text:p>
          </table:table-cell>
          <table:table-cell office:value-type="percentage" office:value="4.8454646073071296E-2" table:style-name="ce39">
            <text:p>4,8%</text:p>
          </table:table-cell>
          <table:table-cell office:value-type="float" office:value="1300840" table:style-name="ce38">
            <text:p>1.300.84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634318896517396" table:style-name="ce39">
            <text:p>6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59" table:style-name="ce38">
            <text:p>42.259</text:p>
          </table:table-cell>
          <table:table-cell office:value-type="percentage" office:value="1" table:style-name="ce39">
            <text:p>100,0%</text:p>
          </table:table-cell>
          <table:table-cell office:value-type="float" office:value="55799" table:style-name="ce38">
            <text:p>55.799</text:p>
          </table:table-cell>
          <table:table-cell office:value-type="percentage" office:value="1" table:style-name="ce39">
            <text:p>100,0%</text:p>
          </table:table-cell>
          <table:table-cell office:value-type="float" office:value="75038" table:style-name="ce38">
            <text:p>75.038</text:p>
          </table:table-cell>
          <table:table-cell office:value-type="percentage" office:value="0.97017260327105825" table:style-name="ce39">
            <text:p>97,0%</text:p>
          </table:table-cell>
          <table:table-cell office:value-type="float" office:value="81314" table:style-name="ce38">
            <text:p>81.314</text:p>
          </table:table-cell>
          <table:table-cell office:value-type="percentage" office:value="0.90385042906051305" table:style-name="ce39">
            <text:p>90,4%</text:p>
          </table:table-cell>
          <table:table-cell office:value-type="float" office:value="80416" table:style-name="ce38">
            <text:p>80.416</text:p>
          </table:table-cell>
          <table:table-cell office:value-type="percentage" office:value="0.82251020262046248" table:style-name="ce39">
            <text:p>82,3%</text:p>
          </table:table-cell>
          <table:table-cell office:value-type="float" office:value="28846" table:style-name="ce38">
            <text:p>28.846</text:p>
          </table:table-cell>
          <table:table-cell office:value-type="percentage" office:value="0.40931988137300812" table:style-name="ce39">
            <text:p>40,9%</text:p>
          </table:table-cell>
          <table:table-cell office:value-type="float" office:value="6031" table:style-name="ce38">
            <text:p>6.031</text:p>
          </table:table-cell>
          <table:table-cell office:value-type="percentage" office:value="0.11941391941391942" table:style-name="ce39">
            <text:p>11,9%</text:p>
          </table:table-cell>
          <table:table-cell office:value-type="float" office:value="484" table:style-name="ce38">
            <text:p>484</text:p>
          </table:table-cell>
          <table:table-cell office:value-type="percentage" office:value="1.1009257784955531E-2" table:style-name="ce39">
            <text:p>1,1%</text:p>
          </table:table-cell>
          <table:table-cell office:value-type="float" office:value="370187" table:style-name="ce38">
            <text:p>370.18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0629255886455" table:style-name="ce39">
            <text:p>70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659" table:style-name="ce38">
            <text:p>228.659</text:p>
          </table:table-cell>
          <table:table-cell office:value-type="percentage" office:value="1" table:style-name="ce39">
            <text:p>100,0%</text:p>
          </table:table-cell>
          <table:table-cell office:value-type="float" office:value="249162" table:style-name="ce38">
            <text:p>249.162</text:p>
          </table:table-cell>
          <table:table-cell office:value-type="percentage" office:value="1" table:style-name="ce39">
            <text:p>100,0%</text:p>
          </table:table-cell>
          <table:table-cell office:value-type="float" office:value="312030" table:style-name="ce38">
            <text:p>312.030</text:p>
          </table:table-cell>
          <table:table-cell office:value-type="percentage" office:value="0.9794553872714431" table:style-name="ce39">
            <text:p>97,9%</text:p>
          </table:table-cell>
          <table:table-cell office:value-type="float" office:value="339738" table:style-name="ce38">
            <text:p>339.738</text:p>
          </table:table-cell>
          <table:table-cell office:value-type="percentage" office:value="0.89129140158719744" table:style-name="ce39">
            <text:p>89,1%</text:p>
          </table:table-cell>
          <table:table-cell office:value-type="float" office:value="301738" table:style-name="ce38">
            <text:p>301.738</text:p>
          </table:table-cell>
          <table:table-cell office:value-type="percentage" office:value="0.83053632622727458" table:style-name="ce39">
            <text:p>83,1%</text:p>
          </table:table-cell>
          <table:table-cell office:value-type="float" office:value="112603" table:style-name="ce38">
            <text:p>112.603</text:p>
          </table:table-cell>
          <table:table-cell office:value-type="percentage" office:value="0.420500927990201" table:style-name="ce39">
            <text:p>42,1%</text:p>
          </table:table-cell>
          <table:table-cell office:value-type="float" office:value="29587" table:style-name="ce38">
            <text:p>29.587</text:p>
          </table:table-cell>
          <table:table-cell office:value-type="percentage" office:value="0.14021876155180421" table:style-name="ce39">
            <text:p>14,0%</text:p>
          </table:table-cell>
          <table:table-cell office:value-type="float" office:value="1488" table:style-name="ce38">
            <text:p>1.488</text:p>
          </table:table-cell>
          <table:table-cell office:value-type="percentage" office:value="8.9995282505352537E-3" table:style-name="ce39">
            <text:p>0,9%</text:p>
          </table:table-cell>
          <table:table-cell office:value-type="float" office:value="1575005" table:style-name="ce38">
            <text:p>1.575.00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2372329871572838" table:style-name="ce39">
            <text:p>72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458" table:style-name="ce38">
            <text:p>137.458</text:p>
          </table:table-cell>
          <table:table-cell office:value-type="percentage" office:value="1" table:style-name="ce39">
            <text:p>100,0%</text:p>
          </table:table-cell>
          <table:table-cell office:value-type="float" office:value="157546" table:style-name="ce38">
            <text:p>157.546</text:p>
          </table:table-cell>
          <table:table-cell office:value-type="percentage" office:value="0.99022633421537265" table:style-name="ce39">
            <text:p>99,0%</text:p>
          </table:table-cell>
          <table:table-cell office:value-type="float" office:value="216265" table:style-name="ce38">
            <text:p>216.265</text:p>
          </table:table-cell>
          <table:table-cell office:value-type="percentage" office:value="0.99002490340773841" table:style-name="ce39">
            <text:p>99,0%</text:p>
          </table:table-cell>
          <table:table-cell office:value-type="float" office:value="277814" table:style-name="ce38">
            <text:p>277.814</text:p>
          </table:table-cell>
          <table:table-cell office:value-type="percentage" office:value="0.90352480502670107" table:style-name="ce39">
            <text:p>90,4%</text:p>
          </table:table-cell>
          <table:table-cell office:value-type="float" office:value="268135" table:style-name="ce38">
            <text:p>268.135</text:p>
          </table:table-cell>
          <table:table-cell office:value-type="percentage" office:value="0.81104339014836435" table:style-name="ce39">
            <text:p>81,1%</text:p>
          </table:table-cell>
          <table:table-cell office:value-type="float" office:value="161959" table:style-name="ce38">
            <text:p>161.959</text:p>
          </table:table-cell>
          <table:table-cell office:value-type="percentage" office:value="0.60909511434706898" table:style-name="ce39">
            <text:p>60,9%</text:p>
          </table:table-cell>
          <table:table-cell office:value-type="float" office:value="75775" table:style-name="ce38">
            <text:p>75.775</text:p>
          </table:table-cell>
          <table:table-cell office:value-type="percentage" office:value="0.34744989430920403" table:style-name="ce39">
            <text:p>34,7%</text:p>
          </table:table-cell>
          <table:table-cell office:value-type="float" office:value="2306" table:style-name="ce38">
            <text:p>2.306</text:p>
          </table:table-cell>
          <table:table-cell office:value-type="percentage" office:value="1.3255006552778607E-2" table:style-name="ce39">
            <text:p>1,3%</text:p>
          </table:table-cell>
          <table:table-cell office:value-type="float" office:value="1297258" table:style-name="ce38">
            <text:p>1.297.25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1719895797397593" table:style-name="ce39">
            <text:p>7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317" table:style-name="ce38">
            <text:p>456.317</text:p>
          </table:table-cell>
          <table:table-cell office:value-type="percentage" office:value="1" table:style-name="ce39">
            <text:p>100,0%</text:p>
          </table:table-cell>
          <table:table-cell office:value-type="float" office:value="612669" table:style-name="ce38">
            <text:p>612.669</text:p>
          </table:table-cell>
          <table:table-cell office:value-type="percentage" office:value="0.96438960352090064" table:style-name="ce39">
            <text:p>96,4%</text:p>
          </table:table-cell>
          <table:table-cell office:value-type="float" office:value="770511" table:style-name="ce38">
            <text:p>770.511</text:p>
          </table:table-cell>
          <table:table-cell office:value-type="percentage" office:value="0.91992086763835035" table:style-name="ce39">
            <text:p>92,0%</text:p>
          </table:table-cell>
          <table:table-cell office:value-type="float" office:value="961182" table:style-name="ce38">
            <text:p>961.182</text:p>
          </table:table-cell>
          <table:table-cell office:value-type="percentage" office:value="0.88038066277088789" table:style-name="ce39">
            <text:p>88,0%</text:p>
          </table:table-cell>
          <table:table-cell office:value-type="float" office:value="1006613" table:style-name="ce38">
            <text:p>1.006.613</text:p>
          </table:table-cell>
          <table:table-cell office:value-type="percentage" office:value="0.76446491564489982" table:style-name="ce39">
            <text:p>76,4%</text:p>
          </table:table-cell>
          <table:table-cell office:value-type="float" office:value="534850" table:style-name="ce38">
            <text:p>534.850</text:p>
          </table:table-cell>
          <table:table-cell office:value-type="percentage" office:value="0.5119886813982073" table:style-name="ce39">
            <text:p>51,2%</text:p>
          </table:table-cell>
          <table:table-cell office:value-type="float" office:value="321865" table:style-name="ce38">
            <text:p>321.865</text:p>
          </table:table-cell>
          <table:table-cell office:value-type="percentage" office:value="0.38365904390685812" table:style-name="ce39">
            <text:p>38,4%</text:p>
          </table:table-cell>
          <table:table-cell office:value-type="float" office:value="79474" table:style-name="ce38">
            <text:p>79.474</text:p>
          </table:table-cell>
          <table:table-cell office:value-type="percentage" office:value="0.12111874129412374" table:style-name="ce39">
            <text:p>12,1%</text:p>
          </table:table-cell>
          <table:table-cell office:value-type="float" office:value="4743481" table:style-name="ce38">
            <text:p>4.743.48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9062789370388278" table:style-name="ce39">
            <text:p>6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428" table:style-name="ce38">
            <text:p>295.428</text:p>
          </table:table-cell>
          <table:table-cell office:value-type="percentage" office:value="1" table:style-name="ce39">
            <text:p>100,0%</text:p>
          </table:table-cell>
          <table:table-cell office:value-type="float" office:value="430930" table:style-name="ce38">
            <text:p>430.930</text:p>
          </table:table-cell>
          <table:table-cell office:value-type="percentage" office:value="0.98416852798370258" table:style-name="ce39">
            <text:p>98,4%</text:p>
          </table:table-cell>
          <table:table-cell office:value-type="float" office:value="549580" table:style-name="ce38">
            <text:p>549.580</text:p>
          </table:table-cell>
          <table:table-cell office:value-type="percentage" office:value="0.94636387430948743" table:style-name="ce39">
            <text:p>94,6%</text:p>
          </table:table-cell>
          <table:table-cell office:value-type="float" office:value="689149" table:style-name="ce38">
            <text:p>689.149</text:p>
          </table:table-cell>
          <table:table-cell office:value-type="percentage" office:value="0.91601469560062421" table:style-name="ce39">
            <text:p>91,6%</text:p>
          </table:table-cell>
          <table:table-cell office:value-type="float" office:value="682798" table:style-name="ce38">
            <text:p>682.798</text:p>
          </table:table-cell>
          <table:table-cell office:value-type="percentage" office:value="0.80179382518306974" table:style-name="ce39">
            <text:p>80,2%</text:p>
          </table:table-cell>
          <table:table-cell office:value-type="float" office:value="208468" table:style-name="ce38">
            <text:p>208.468</text:p>
          </table:table-cell>
          <table:table-cell office:value-type="percentage" office:value="0.32133349980501236" table:style-name="ce39">
            <text:p>32,1%</text:p>
          </table:table-cell>
          <table:table-cell office:value-type="float" office:value="64685" table:style-name="ce38">
            <text:p>64.685</text:p>
          </table:table-cell>
          <table:table-cell office:value-type="percentage" office:value="0.12532792380155233" table:style-name="ce39">
            <text:p>12,5%</text:p>
          </table:table-cell>
          <table:table-cell office:value-type="float" office:value="3530" table:style-name="ce38">
            <text:p>3.530</text:p>
          </table:table-cell>
          <table:table-cell office:value-type="percentage" office:value="8.3150582642963645E-3" table:style-name="ce39">
            <text:p>0,8%</text:p>
          </table:table-cell>
          <table:table-cell office:value-type="float" office:value="2924568" table:style-name="ce38">
            <text:p>2.924.56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5157507287022121" table:style-name="ce39">
            <text:p>65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70" table:style-name="ce38">
            <text:p>78.070</text:p>
          </table:table-cell>
          <table:table-cell office:value-type="percentage" office:value="1" table:style-name="ce39">
            <text:p>100,0%</text:p>
          </table:table-cell>
          <table:table-cell office:value-type="float" office:value="95529" table:style-name="ce38">
            <text:p>95.529</text:p>
          </table:table-cell>
          <table:table-cell office:value-type="percentage" office:value="1" table:style-name="ce39">
            <text:p>100,0%</text:p>
          </table:table-cell>
          <table:table-cell office:value-type="float" office:value="130066" table:style-name="ce38">
            <text:p>130.066</text:p>
          </table:table-cell>
          <table:table-cell office:value-type="percentage" office:value="1" table:style-name="ce39">
            <text:p>100,0%</text:p>
          </table:table-cell>
          <table:table-cell office:value-type="float" office:value="157011" table:style-name="ce38">
            <text:p>157.011</text:p>
          </table:table-cell>
          <table:table-cell office:value-type="percentage" office:value="0.92787325075642968" table:style-name="ce39">
            <text:p>92,8%</text:p>
          </table:table-cell>
          <table:table-cell office:value-type="float" office:value="139904" table:style-name="ce38">
            <text:p>139.904</text:p>
          </table:table-cell>
          <table:table-cell office:value-type="percentage" office:value="0.87717406297415579" table:style-name="ce39">
            <text:p>87,7%</text:p>
          </table:table-cell>
          <table:table-cell office:value-type="float" office:value="90366" table:style-name="ce38">
            <text:p>90.366</text:p>
          </table:table-cell>
          <table:table-cell office:value-type="percentage" office:value="0.67700537163149255" table:style-name="ce39">
            <text:p>67,7%</text:p>
          </table:table-cell>
          <table:table-cell office:value-type="float" office:value="26821" table:style-name="ce38">
            <text:p>26.821</text:p>
          </table:table-cell>
          <table:table-cell office:value-type="percentage" office:value="0.23668372749735264" table:style-name="ce39">
            <text:p>23,7%</text:p>
          </table:table-cell>
          <table:table-cell office:value-type="float" office:value="899" table:style-name="ce38">
            <text:p>899</text:p>
          </table:table-cell>
          <table:table-cell office:value-type="percentage" office:value="1.0607669616519174E-2" table:style-name="ce39">
            <text:p>1,1%</text:p>
          </table:table-cell>
          <table:table-cell office:value-type="float" office:value="718666" table:style-name="ce38">
            <text:p>718.66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5376348935482895" table:style-name="ce39">
            <text:p>7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191" table:style-name="ce38">
            <text:p>241.191</text:p>
          </table:table-cell>
          <table:table-cell office:value-type="percentage" office:value="1" table:style-name="ce39">
            <text:p>100,0%</text:p>
          </table:table-cell>
          <table:table-cell office:value-type="float" office:value="289503" table:style-name="ce38">
            <text:p>289.503</text:p>
          </table:table-cell>
          <table:table-cell office:value-type="percentage" office:value="0.99910616298893573" table:style-name="ce39">
            <text:p>99,9%</text:p>
          </table:table-cell>
          <table:table-cell office:value-type="float" office:value="336566" table:style-name="ce38">
            <text:p>336.566</text:p>
          </table:table-cell>
          <table:table-cell office:value-type="percentage" office:value="0.97013492752077524" table:style-name="ce39">
            <text:p>97,0%</text:p>
          </table:table-cell>
          <table:table-cell office:value-type="float" office:value="378795" table:style-name="ce38">
            <text:p>378.795</text:p>
          </table:table-cell>
          <table:table-cell office:value-type="percentage" office:value="0.93324775985552699" table:style-name="ce39">
            <text:p>93,3%</text:p>
          </table:table-cell>
          <table:table-cell office:value-type="float" office:value="384833" table:style-name="ce38">
            <text:p>384.833</text:p>
          </table:table-cell>
          <table:table-cell office:value-type="percentage" office:value="0.86826436473001056" table:style-name="ce39">
            <text:p>86,8%</text:p>
          </table:table-cell>
          <table:table-cell office:value-type="float" office:value="161569" table:style-name="ce38">
            <text:p>161.569</text:p>
          </table:table-cell>
          <table:table-cell office:value-type="percentage" office:value="0.49958257062286648" table:style-name="ce39">
            <text:p>50,0%</text:p>
          </table:table-cell>
          <table:table-cell office:value-type="float" office:value="22798" table:style-name="ce38">
            <text:p>22.798</text:p>
          </table:table-cell>
          <table:table-cell office:value-type="percentage" office:value="9.8700758936882252E-2" table:style-name="ce39">
            <text:p>9,9%</text:p>
          </table:table-cell>
          <table:table-cell office:value-type="float" office:value="773" table:style-name="ce38">
            <text:p>773</text:p>
          </table:table-cell>
          <table:table-cell office:value-type="percentage" office:value="4.2942774447660365E-3" table:style-name="ce39">
            <text:p>0,4%</text:p>
          </table:table-cell>
          <table:table-cell office:value-type="float" office:value="1816028" table:style-name="ce38">
            <text:p>1.816.02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987786499637198" table:style-name="ce39">
            <text:p>74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27" table:style-name="ce38">
            <text:p>23.327</text:p>
          </table:table-cell>
          <table:table-cell office:value-type="percentage" office:value="1" table:style-name="ce39">
            <text:p>100,0%</text:p>
          </table:table-cell>
          <table:table-cell office:value-type="float" office:value="28540" table:style-name="ce38">
            <text:p>28.540</text:p>
          </table:table-cell>
          <table:table-cell office:value-type="percentage" office:value="1" table:style-name="ce39">
            <text:p>100,0%</text:p>
          </table:table-cell>
          <table:table-cell office:value-type="float" office:value="36636" table:style-name="ce38">
            <text:p>36.636</text:p>
          </table:table-cell>
          <table:table-cell office:value-type="percentage" office:value="0.97131343125298264" table:style-name="ce39">
            <text:p>97,1%</text:p>
          </table:table-cell>
          <table:table-cell office:value-type="float" office:value="42974" table:style-name="ce38">
            <text:p>42.974</text:p>
          </table:table-cell>
          <table:table-cell office:value-type="percentage" office:value="0.90160288687479018" table:style-name="ce39">
            <text:p>90,2%</text:p>
          </table:table-cell>
          <table:table-cell office:value-type="float" office:value="43061" table:style-name="ce38">
            <text:p>43.061</text:p>
          </table:table-cell>
          <table:table-cell office:value-type="percentage" office:value="0.81328498309630382" table:style-name="ce39">
            <text:p>81,3%</text:p>
          </table:table-cell>
          <table:table-cell office:value-type="float" office:value="12360" table:style-name="ce38">
            <text:p>12.360</text:p>
          </table:table-cell>
          <table:table-cell office:value-type="percentage" office:value="0.31435184007731631" table:style-name="ce39">
            <text:p>31,4%</text:p>
          </table:table-cell>
          <table:table-cell office:value-type="float" office:value="3816" table:style-name="ce38">
            <text:p>3.816</text:p>
          </table:table-cell>
          <table:table-cell office:value-type="percentage" office:value="0.1252872808457548" table:style-name="ce39">
            <text:p>12,5%</text:p>
          </table:table-cell>
          <table:table-cell office:value-type="float" office:value="303" table:style-name="ce38">
            <text:p>303</text:p>
          </table:table-cell>
          <table:table-cell office:value-type="percentage" office:value="1.1867460441798528E-2" table:style-name="ce39">
            <text:p>1,2%</text:p>
          </table:table-cell>
          <table:table-cell office:value-type="float" office:value="191017" table:style-name="ce38">
            <text:p>191.01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7266612670352499" table:style-name="ce39">
            <text:p>6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296" table:style-name="ce38">
            <text:p>372.296</text:p>
          </table:table-cell>
          <table:table-cell office:value-type="percentage" office:value="1" table:style-name="ce39">
            <text:p>100,0%</text:p>
          </table:table-cell>
          <table:table-cell office:value-type="float" office:value="507523" table:style-name="ce38">
            <text:p>507.523</text:p>
          </table:table-cell>
          <table:table-cell office:value-type="percentage" office:value="0.96472406340468486" table:style-name="ce39">
            <text:p>96,5%</text:p>
          </table:table-cell>
          <table:table-cell office:value-type="float" office:value="673475" table:style-name="ce38">
            <text:p>673.475</text:p>
          </table:table-cell>
          <table:table-cell office:value-type="percentage" office:value="0.95756146180346724" table:style-name="ce39">
            <text:p>95,8%</text:p>
          </table:table-cell>
          <table:table-cell office:value-type="float" office:value="904451" table:style-name="ce38">
            <text:p>904.451</text:p>
          </table:table-cell>
          <table:table-cell office:value-type="percentage" office:value="0.92975617378181974" table:style-name="ce39">
            <text:p>93,0%</text:p>
          </table:table-cell>
          <table:table-cell office:value-type="float" office:value="923702" table:style-name="ce38">
            <text:p>923.702</text:p>
          </table:table-cell>
          <table:table-cell office:value-type="percentage" office:value="0.79221695908388801" table:style-name="ce39">
            <text:p>79,2%</text:p>
          </table:table-cell>
          <table:table-cell office:value-type="float" office:value="539723" table:style-name="ce38">
            <text:p>539.723</text:p>
          </table:table-cell>
          <table:table-cell office:value-type="percentage" office:value="0.56834484646813532" table:style-name="ce39">
            <text:p>56,8%</text:p>
          </table:table-cell>
          <table:table-cell office:value-type="float" office:value="256533" table:style-name="ce38">
            <text:p>256.533</text:p>
          </table:table-cell>
          <table:table-cell office:value-type="percentage" office:value="0.34551062325330817" table:style-name="ce39">
            <text:p>34,6%</text:p>
          </table:table-cell>
          <table:table-cell office:value-type="float" office:value="33813" table:style-name="ce38">
            <text:p>33.813</text:p>
          </table:table-cell>
          <table:table-cell office:value-type="percentage" office:value="6.108479573365707E-2" table:style-name="ce39">
            <text:p>6,1%</text:p>
          </table:table-cell>
          <table:table-cell office:value-type="float" office:value="4211516" table:style-name="ce38">
            <text:p>4.211.516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0450993377815796" table:style-name="ce39">
            <text:p>70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15" table:style-name="ce38">
            <text:p>73.515</text:p>
          </table:table-cell>
          <table:table-cell office:value-type="percentage" office:value="1" table:style-name="ce39">
            <text:p>100,0%</text:p>
          </table:table-cell>
          <table:table-cell office:value-type="float" office:value="101995" table:style-name="ce38">
            <text:p>101.995</text:p>
          </table:table-cell>
          <table:table-cell office:value-type="percentage" office:value="0.99121468624573617" table:style-name="ce39">
            <text:p>99,1%</text:p>
          </table:table-cell>
          <table:table-cell office:value-type="float" office:value="140853" table:style-name="ce38">
            <text:p>140.853</text:p>
          </table:table-cell>
          <table:table-cell office:value-type="percentage" office:value="0.95877720221361518" table:style-name="ce39">
            <text:p>95,9%</text:p>
          </table:table-cell>
          <table:table-cell office:value-type="float" office:value="197752" table:style-name="ce38">
            <text:p>197.752</text:p>
          </table:table-cell>
          <table:table-cell office:value-type="percentage" office:value="0.92729864575908771" table:style-name="ce39">
            <text:p>92,7%</text:p>
          </table:table-cell>
          <table:table-cell office:value-type="float" office:value="211118" table:style-name="ce38">
            <text:p>211.118</text:p>
          </table:table-cell>
          <table:table-cell office:value-type="percentage" office:value="0.83065978902804172" table:style-name="ce39">
            <text:p>83,1%</text:p>
          </table:table-cell>
          <table:table-cell office:value-type="float" office:value="122033" table:style-name="ce38">
            <text:p>122.033</text:p>
          </table:table-cell>
          <table:table-cell office:value-type="percentage" office:value="0.58388157107792715" table:style-name="ce39">
            <text:p>58,4%</text:p>
          </table:table-cell>
          <table:table-cell office:value-type="float" office:value="30593" table:style-name="ce38">
            <text:p>30.593</text:p>
          </table:table-cell>
          <table:table-cell office:value-type="percentage" office:value="0.17761018995866426" table:style-name="ce39">
            <text:p>17,8%</text:p>
          </table:table-cell>
          <table:table-cell office:value-type="float" office:value="1485" table:style-name="ce38">
            <text:p>1.485</text:p>
          </table:table-cell>
          <table:table-cell office:value-type="percentage" office:value="1.0465558797412153E-2" table:style-name="ce39">
            <text:p>1,0%</text:p>
          </table:table-cell>
          <table:table-cell office:value-type="float" office:value="879344" table:style-name="ce38">
            <text:p>879.34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7118476922642445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396" table:style-name="ce38">
            <text:p>42.396</text:p>
          </table:table-cell>
          <table:table-cell office:value-type="percentage" office:value="1" table:style-name="ce39">
            <text:p>100,0%</text:p>
          </table:table-cell>
          <table:table-cell office:value-type="float" office:value="55680" table:style-name="ce38">
            <text:p>55.680</text:p>
          </table:table-cell>
          <table:table-cell office:value-type="percentage" office:value="0.9979925437338687" table:style-name="ce39">
            <text:p>99,8%</text:p>
          </table:table-cell>
          <table:table-cell office:value-type="float" office:value="69881" table:style-name="ce38">
            <text:p>69.881</text:p>
          </table:table-cell>
          <table:table-cell office:value-type="percentage" office:value="0.94633280970694977" table:style-name="ce39">
            <text:p>94,6%</text:p>
          </table:table-cell>
          <table:table-cell office:value-type="float" office:value="88158" table:style-name="ce38">
            <text:p>88.158</text:p>
          </table:table-cell>
          <table:table-cell office:value-type="percentage" office:value="0.91172151322729433" table:style-name="ce39">
            <text:p>91,2%</text:p>
          </table:table-cell>
          <table:table-cell office:value-type="float" office:value="89233" table:style-name="ce38">
            <text:p>89.233</text:p>
          </table:table-cell>
          <table:table-cell office:value-type="percentage" office:value="0.82621618118182993" table:style-name="ce39">
            <text:p>82,6%</text:p>
          </table:table-cell>
          <table:table-cell office:value-type="float" office:value="48466" table:style-name="ce38">
            <text:p>48.466</text:p>
          </table:table-cell>
          <table:table-cell office:value-type="percentage" office:value="0.59583727763366567" table:style-name="ce39">
            <text:p>59,6%</text:p>
          </table:table-cell>
          <table:table-cell office:value-type="float" office:value="20357" table:style-name="ce38">
            <text:p>20.357</text:p>
          </table:table-cell>
          <table:table-cell office:value-type="percentage" office:value="0.29880957623262439" table:style-name="ce39">
            <text:p>29,9%</text:p>
          </table:table-cell>
          <table:table-cell office:value-type="float" office:value="2047" table:style-name="ce38">
            <text:p>2.047</text:p>
          </table:table-cell>
          <table:table-cell office:value-type="percentage" office:value="3.6302050081577643E-2" table:style-name="ce39">
            <text:p>3,6%</text:p>
          </table:table-cell>
          <table:table-cell office:value-type="float" office:value="416218" table:style-name="ce38">
            <text:p>416.21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1594587807084842" table:style-name="ce39">
            <text:p>71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636" table:style-name="ce38">
            <text:p>163.636</text:p>
          </table:table-cell>
          <table:table-cell office:value-type="percentage" office:value="1" table:style-name="ce39">
            <text:p>100,0%</text:p>
          </table:table-cell>
          <table:table-cell office:value-type="float" office:value="212830" table:style-name="ce38">
            <text:p>212.830</text:p>
          </table:table-cell>
          <table:table-cell office:value-type="percentage" office:value="0.99882204419915432" table:style-name="ce39">
            <text:p>99,9%</text:p>
          </table:table-cell>
          <table:table-cell office:value-type="float" office:value="273025" table:style-name="ce38">
            <text:p>273.025</text:p>
          </table:table-cell>
          <table:table-cell office:value-type="percentage" office:value="0.97467504881853784" table:style-name="ce39">
            <text:p>97,5%</text:p>
          </table:table-cell>
          <table:table-cell office:value-type="float" office:value="308999" table:style-name="ce38">
            <text:p>308.999</text:p>
          </table:table-cell>
          <table:table-cell office:value-type="percentage" office:value="0.90888207143424404" table:style-name="ce39">
            <text:p>90,9%</text:p>
          </table:table-cell>
          <table:table-cell office:value-type="float" office:value="296251" table:style-name="ce38">
            <text:p>296.251</text:p>
          </table:table-cell>
          <table:table-cell office:value-type="percentage" office:value="0.8180723656778035" table:style-name="ce39">
            <text:p>81,8%</text:p>
          </table:table-cell>
          <table:table-cell office:value-type="float" office:value="143719" table:style-name="ce38">
            <text:p>143.719</text:p>
          </table:table-cell>
          <table:table-cell office:value-type="percentage" office:value="0.55161336132615346" table:style-name="ce39">
            <text:p>55,2%</text:p>
          </table:table-cell>
          <table:table-cell office:value-type="float" office:value="35609" table:style-name="ce38">
            <text:p>35.609</text:p>
          </table:table-cell>
          <table:table-cell office:value-type="percentage" office:value="0.1766897893159467" table:style-name="ce39">
            <text:p>17,7%</text:p>
          </table:table-cell>
          <table:table-cell office:value-type="float" office:value="3630" table:style-name="ce38">
            <text:p>3.630</text:p>
          </table:table-cell>
          <table:table-cell office:value-type="percentage" office:value="2.1529482936550302E-2" table:style-name="ce39">
            <text:p>2,2%</text:p>
          </table:table-cell>
          <table:table-cell office:value-type="float" office:value="1437699" table:style-name="ce38">
            <text:p>1.437.699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2466749296728783" table:style-name="ce39">
            <text:p>72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3" table:style-name="ce38">
            <text:p>2.373</text:p>
          </table:table-cell>
          <table:table-cell office:value-type="percentage" office:value="0.91094049904030705" table:style-name="ce39">
            <text:p>91,1%</text:p>
          </table:table-cell>
          <table:table-cell office:value-type="float" office:value="3815" table:style-name="ce38">
            <text:p>3.815</text:p>
          </table:table-cell>
          <table:table-cell office:value-type="percentage" office:value="0.88351088466882821" table:style-name="ce39">
            <text:p>88,4%</text:p>
          </table:table-cell>
          <table:table-cell office:value-type="float" office:value="7278" table:style-name="ce38">
            <text:p>7.278</text:p>
          </table:table-cell>
          <table:table-cell office:value-type="percentage" office:value="0.92630775105001906" table:style-name="ce39">
            <text:p>92,6%</text:p>
          </table:table-cell>
          <table:table-cell office:value-type="float" office:value="9730" table:style-name="ce38">
            <text:p>9.730</text:p>
          </table:table-cell>
          <table:table-cell office:value-type="percentage" office:value="0.84198684665974388" table:style-name="ce39">
            <text:p>84,2%</text:p>
          </table:table-cell>
          <table:table-cell office:value-type="float" office:value="9779" table:style-name="ce38">
            <text:p>9.779</text:p>
          </table:table-cell>
          <table:table-cell office:value-type="percentage" office:value="0.77353266888150607" table:style-name="ce39">
            <text:p>77,4%</text:p>
          </table:table-cell>
          <table:table-cell office:value-type="float" office:value="7359" table:style-name="ce38">
            <text:p>7.359</text:p>
          </table:table-cell>
          <table:table-cell office:value-type="percentage" office:value="0.61871531864805784" table:style-name="ce39">
            <text:p>61,9%</text:p>
          </table:table-cell>
          <table:table-cell office:value-type="float" office:value="6317" table:style-name="ce38">
            <text:p>6.317</text:p>
          </table:table-cell>
          <table:table-cell office:value-type="percentage" office:value="0.57600072946111058" table:style-name="ce39">
            <text:p>57,6%</text:p>
          </table:table-cell>
          <table:table-cell office:value-type="float" office:value="2641" table:style-name="ce38">
            <text:p>2.641</text:p>
          </table:table-cell>
          <table:table-cell office:value-type="percentage" office:value="0.28939294323909709" table:style-name="ce39">
            <text:p>28,9%</text:p>
          </table:table-cell>
          <table:table-cell office:value-type="float" office:value="49292" table:style-name="ce38">
            <text:p>49.29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9459592756992883" table:style-name="ce39">
            <text:p>69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2" table:style-name="ce38">
            <text:p>1.982</text:p>
          </table:table-cell>
          <table:table-cell office:value-type="percentage" office:value="0.84376330353341844" table:style-name="ce39">
            <text:p>84,4%</text:p>
          </table:table-cell>
          <table:table-cell office:value-type="float" office:value="3256" table:style-name="ce38">
            <text:p>3.256</text:p>
          </table:table-cell>
          <table:table-cell office:value-type="percentage" office:value="0.86872998932764145" table:style-name="ce39">
            <text:p>86,9%</text:p>
          </table:table-cell>
          <table:table-cell office:value-type="float" office:value="6892" table:style-name="ce38">
            <text:p>6.892</text:p>
          </table:table-cell>
          <table:table-cell office:value-type="percentage" office:value="0.88054171457774366" table:style-name="ce39">
            <text:p>88,1%</text:p>
          </table:table-cell>
          <table:table-cell office:value-type="float" office:value="9191" table:style-name="ce38">
            <text:p>9.191</text:p>
          </table:table-cell>
          <table:table-cell office:value-type="percentage" office:value="0.81343481724046374" table:style-name="ce39">
            <text:p>81,3%</text:p>
          </table:table-cell>
          <table:table-cell office:value-type="float" office:value="9309" table:style-name="ce38">
            <text:p>9.309</text:p>
          </table:table-cell>
          <table:table-cell office:value-type="percentage" office:value="0.77562072987835362" table:style-name="ce39">
            <text:p>77,6%</text:p>
          </table:table-cell>
          <table:table-cell office:value-type="float" office:value="7389" table:style-name="ce38">
            <text:p>7.389</text:p>
          </table:table-cell>
          <table:table-cell office:value-type="percentage" office:value="0.60900024725954005" table:style-name="ce39">
            <text:p>60,9%</text:p>
          </table:table-cell>
          <table:table-cell office:value-type="float" office:value="6542" table:style-name="ce38">
            <text:p>6.542</text:p>
          </table:table-cell>
          <table:table-cell office:value-type="percentage" office:value="0.54539391413088789" table:style-name="ce39">
            <text:p>54,5%</text:p>
          </table:table-cell>
          <table:table-cell office:value-type="float" office:value="2818" table:style-name="ce38">
            <text:p>2.818</text:p>
          </table:table-cell>
          <table:table-cell office:value-type="percentage" office:value="0.29433883434301233" table:style-name="ce39">
            <text:p>29,4%</text:p>
          </table:table-cell>
          <table:table-cell office:value-type="float" office:value="47379" table:style-name="ce38">
            <text:p>47.37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6799667263524465" table:style-name="ce39">
            <text:p>66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61" table:style-name="ce38">
            <text:p>3.461</text:p>
          </table:table-cell>
          <table:table-cell office:value-type="string" table:style-name="ce39">
            <text:p>-</text:p>
          </table:table-cell>
          <table:table-cell office:value-type="float" office:value="9306" table:style-name="ce38">
            <text:p>9.306</text:p>
          </table:table-cell>
          <table:table-cell office:value-type="string" table:style-name="ce39">
            <text:p>-</text:p>
          </table:table-cell>
          <table:table-cell office:value-type="float" office:value="21218" table:style-name="ce38">
            <text:p>21.218</text:p>
          </table:table-cell>
          <table:table-cell office:value-type="string" table:style-name="ce39">
            <text:p>-</text:p>
          </table:table-cell>
          <table:table-cell office:value-type="float" office:value="29933" table:style-name="ce38">
            <text:p>29.933</text:p>
          </table:table-cell>
          <table:table-cell office:value-type="string" table:style-name="ce39">
            <text:p>-</text:p>
          </table:table-cell>
          <table:table-cell office:value-type="float" office:value="22986" table:style-name="ce38">
            <text:p>22.986</text:p>
          </table:table-cell>
          <table:table-cell office:value-type="string" table:style-name="ce39">
            <text:p>-</text:p>
          </table:table-cell>
          <table:table-cell office:value-type="float" office:value="914" table:style-name="ce38">
            <text:p>914</text:p>
          </table:table-cell>
          <table:table-cell office:value-type="string" table:style-name="ce39">
            <text:p>-</text:p>
          </table:table-cell>
          <table:table-cell office:value-type="float" office:value="87867" table:style-name="ce38">
            <text:p>87.867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07" table:style-name="ce41">
            <text:p>107</text:p>
          </table:table-cell>
          <table:table-cell office:value-type="string" table:style-name="ce42">
            <text:p>-</text:p>
          </table:table-cell>
          <table:table-cell office:value-type="float" office:value="344" table:style-name="ce41">
            <text:p>344</text:p>
          </table:table-cell>
          <table:table-cell office:value-type="string" table:style-name="ce42">
            <text:p>-</text:p>
          </table:table-cell>
          <table:table-cell office:value-type="float" office:value="656" table:style-name="ce41">
            <text:p>656</text:p>
          </table:table-cell>
          <table:table-cell office:value-type="string" table:style-name="ce42">
            <text:p>-</text:p>
          </table:table-cell>
          <table:table-cell office:value-type="float" office:value="700" table:style-name="ce41">
            <text:p>700</text:p>
          </table:table-cell>
          <table:table-cell office:value-type="string" table:style-name="ce42">
            <text:p>-</text:p>
          </table:table-cell>
          <table:table-cell office:value-type="float" office:value="567" table:style-name="ce41">
            <text:p>567</text:p>
          </table:table-cell>
          <table:table-cell office:value-type="string" table:style-name="ce42">
            <text:p>-</text:p>
          </table:table-cell>
          <table:table-cell office:value-type="float" office:value="42" table:style-name="ce41">
            <text:p>42</text:p>
          </table:table-cell>
          <table:table-cell office:value-type="string" table:style-name="ce42">
            <text:p>-</text:p>
          </table:table-cell>
          <table:table-cell office:value-type="float" office:value="2450" table:style-name="ce41">
            <text:p>2.45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3414" table:style-name="ce45">
            <text:p>2.923.414</text:p>
          </table:table-cell>
          <table:table-cell office:value-type="percentage" office:value="1" table:style-name="ce46">
            <text:p>100,0%</text:p>
          </table:table-cell>
          <table:table-cell office:value-type="float" office:value="3913121" table:style-name="ce45">
            <text:p>3.913.121</text:p>
          </table:table-cell>
          <table:table-cell office:value-type="percentage" office:value="0.98815063970232664" table:style-name="ce46">
            <text:p>98,8%</text:p>
          </table:table-cell>
          <table:table-cell office:value-type="float" office:value="5114325" table:style-name="ce45">
            <text:p>5.114.325</text:p>
          </table:table-cell>
          <table:table-cell office:value-type="percentage" office:value="0.95827963573447639" table:style-name="ce46">
            <text:p>95,8%</text:p>
          </table:table-cell>
          <table:table-cell office:value-type="float" office:value="6379978" table:style-name="ce45">
            <text:p>6.379.978</text:p>
          </table:table-cell>
          <table:table-cell office:value-type="percentage" office:value="0.90710940203653867" table:style-name="ce46">
            <text:p>90,7%</text:p>
          </table:table-cell>
          <table:table-cell office:value-type="float" office:value="6347826" table:style-name="ce45">
            <text:p>6.347.826</text:p>
          </table:table-cell>
          <table:table-cell office:value-type="percentage" office:value="0.80436360208151891" table:style-name="ce46">
            <text:p>80,4%</text:p>
          </table:table-cell>
          <table:table-cell office:value-type="float" office:value="3317068" table:style-name="ce45">
            <text:p>3.317.068</text:p>
          </table:table-cell>
          <table:table-cell office:value-type="percentage" office:value="0.53240023157410521" table:style-name="ce46">
            <text:p>53,2%</text:p>
          </table:table-cell>
          <table:table-cell office:value-type="float" office:value="1303241" table:style-name="ce45">
            <text:p>1.303.241</text:p>
          </table:table-cell>
          <table:table-cell office:value-type="percentage" office:value="0.26356640726119596" table:style-name="ce46">
            <text:p>26,4%</text:p>
          </table:table-cell>
          <table:table-cell office:value-type="float" office:value="185823" table:style-name="ce45">
            <text:p>185.823</text:p>
          </table:table-cell>
          <table:table-cell office:value-type="percentage" office:value="4.7785550183275273E-2" table:style-name="ce46">
            <text:p>4,8%</text:p>
          </table:table-cell>
          <table:table-cell office:value-type="float" office:value="29484796" table:style-name="ce45">
            <text:p>29.484.796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0002177359370443" table:style-name="ce46">
            <text:p>70,0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4949" table:style-name="ce35">
            <text:p>424.949</text:p>
          </table:table-cell>
          <table:table-cell office:value-type="percentage" office:value="1" table:style-name="ce36">
            <text:p>100,0%</text:p>
          </table:table-cell>
          <table:table-cell office:value-type="float" office:value="641856" table:style-name="ce35">
            <text:p>641.856</text:p>
          </table:table-cell>
          <table:table-cell office:value-type="percentage" office:value="0.98689229851425553" table:style-name="ce36">
            <text:p>98,7%</text:p>
          </table:table-cell>
          <table:table-cell office:value-type="float" office:value="713046" table:style-name="ce35">
            <text:p>713.046</text:p>
          </table:table-cell>
          <table:table-cell office:value-type="percentage" office:value="0.77830959442098269" table:style-name="ce36">
            <text:p>77,8%</text:p>
          </table:table-cell>
          <table:table-cell office:value-type="float" office:value="1069797" table:style-name="ce35">
            <text:p>1.069.797</text:p>
          </table:table-cell>
          <table:table-cell office:value-type="percentage" office:value="0.84567528918492263" table:style-name="ce36">
            <text:p>84,6%</text:p>
          </table:table-cell>
          <table:table-cell office:value-type="float" office:value="960093" table:style-name="ce35">
            <text:p>960.093</text:p>
          </table:table-cell>
          <table:table-cell office:value-type="percentage" office:value="0.69315088866331576" table:style-name="ce36">
            <text:p>69,3%</text:p>
          </table:table-cell>
          <table:table-cell office:value-type="float" office:value="275942" table:style-name="ce35">
            <text:p>275.942</text:p>
          </table:table-cell>
          <table:table-cell office:value-type="percentage" office:value="0.24200831946901336" table:style-name="ce36">
            <text:p>24,2%</text:p>
          </table:table-cell>
          <table:table-cell office:value-type="float" office:value="102044" table:style-name="ce35">
            <text:p>102.044</text:p>
          </table:table-cell>
          <table:table-cell office:value-type="percentage" office:value="0.10988163743496089" table:style-name="ce36">
            <text:p>11,0%</text:p>
          </table:table-cell>
          <table:table-cell office:value-type="float" office:value="5208" table:style-name="ce35">
            <text:p>5.208</text:p>
          </table:table-cell>
          <table:table-cell office:value-type="percentage" office:value="6.9171889755308422E-3" table:style-name="ce36">
            <text:p>0,7%</text:p>
          </table:table-cell>
          <table:table-cell office:value-type="float" office:value="4192935" table:style-name="ce35">
            <text:p>4.192.935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56266090533046609" table:style-name="ce36">
            <text:p>5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150" table:style-name="ce38">
            <text:p>99.150</text:p>
          </table:table-cell>
          <table:table-cell office:value-type="percentage" office:value="1" table:style-name="ce39">
            <text:p>100,0%</text:p>
          </table:table-cell>
          <table:table-cell office:value-type="float" office:value="117269" table:style-name="ce38">
            <text:p>117.269</text:p>
          </table:table-cell>
          <table:table-cell office:value-type="percentage" office:value="0.98582657307385146" table:style-name="ce39">
            <text:p>98,6%</text:p>
          </table:table-cell>
          <table:table-cell office:value-type="float" office:value="101497" table:style-name="ce38">
            <text:p>101.497</text:p>
          </table:table-cell>
          <table:table-cell office:value-type="percentage" office:value="0.64909475784532544" table:style-name="ce39">
            <text:p>64,9%</text:p>
          </table:table-cell>
          <table:table-cell office:value-type="float" office:value="170862" table:style-name="ce38">
            <text:p>170.862</text:p>
          </table:table-cell>
          <table:table-cell office:value-type="percentage" office:value="0.86178164687843606" table:style-name="ce39">
            <text:p>86,2%</text:p>
          </table:table-cell>
          <table:table-cell office:value-type="float" office:value="145767" table:style-name="ce38">
            <text:p>145.767</text:p>
          </table:table-cell>
          <table:table-cell office:value-type="percentage" office:value="0.67816583931553942" table:style-name="ce39">
            <text:p>67,8%</text:p>
          </table:table-cell>
          <table:table-cell office:value-type="float" office:value="32127" table:style-name="ce38">
            <text:p>32.127</text:p>
          </table:table-cell>
          <table:table-cell office:value-type="percentage" office:value="0.19555531207771812" table:style-name="ce39">
            <text:p>19,6%</text:p>
          </table:table-cell>
          <table:table-cell office:value-type="float" office:value="24081" table:style-name="ce38">
            <text:p>24.081</text:p>
          </table:table-cell>
          <table:table-cell office:value-type="percentage" office:value="0.18466882922676972" table:style-name="ce39">
            <text:p>18,5%</text:p>
          </table:table-cell>
          <table:table-cell office:value-type="float" office:value="5885" table:style-name="ce38">
            <text:p>5.885</text:p>
          </table:table-cell>
          <table:table-cell office:value-type="percentage" office:value="5.7075522020386196E-2" table:style-name="ce39">
            <text:p>5,7%</text:p>
          </table:table-cell>
          <table:table-cell office:value-type="float" office:value="696638" table:style-name="ce38">
            <text:p>696.63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58781369870411282" table:style-name="ce39">
            <text:p>5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447" table:style-name="ce38">
            <text:p>87.447</text:p>
          </table:table-cell>
          <table:table-cell office:value-type="percentage" office:value="0.99568464919272193" table:style-name="ce39">
            <text:p>99,6%</text:p>
          </table:table-cell>
          <table:table-cell office:value-type="float" office:value="112576" table:style-name="ce38">
            <text:p>112.576</text:p>
          </table:table-cell>
          <table:table-cell office:value-type="percentage" office:value="1" table:style-name="ce39">
            <text:p>100,0%</text:p>
          </table:table-cell>
          <table:table-cell office:value-type="float" office:value="121074" table:style-name="ce38">
            <text:p>121.074</text:p>
          </table:table-cell>
          <table:table-cell office:value-type="percentage" office:value="0.8090369657605645" table:style-name="ce39">
            <text:p>80,9%</text:p>
          </table:table-cell>
          <table:table-cell office:value-type="float" office:value="143293" table:style-name="ce38">
            <text:p>143.293</text:p>
          </table:table-cell>
          <table:table-cell office:value-type="percentage" office:value="0.88101693873159337" table:style-name="ce39">
            <text:p>88,1%</text:p>
          </table:table-cell>
          <table:table-cell office:value-type="float" office:value="127151" table:style-name="ce38">
            <text:p>127.151</text:p>
          </table:table-cell>
          <table:table-cell office:value-type="percentage" office:value="0.7614151491379878" table:style-name="ce39">
            <text:p>76,1%</text:p>
          </table:table-cell>
          <table:table-cell office:value-type="float" office:value="35692" table:style-name="ce38">
            <text:p>35.692</text:p>
          </table:table-cell>
          <table:table-cell office:value-type="percentage" office:value="0.31185398117971885" table:style-name="ce39">
            <text:p>31,2%</text:p>
          </table:table-cell>
          <table:table-cell office:value-type="float" office:value="10194" table:style-name="ce38">
            <text:p>10.194</text:p>
          </table:table-cell>
          <table:table-cell office:value-type="percentage" office:value="0.12885692255185752" table:style-name="ce39">
            <text:p>12,9%</text:p>
          </table:table-cell>
          <table:table-cell office:value-type="float" office:value="579" table:style-name="ce38">
            <text:p>579</text:p>
          </table:table-cell>
          <table:table-cell office:value-type="percentage" office:value="9.0468749999999994E-3" table:style-name="ce39">
            <text:p>0,9%</text:p>
          </table:table-cell>
          <table:table-cell office:value-type="float" office:value="638006" table:style-name="ce38">
            <text:p>638.00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68314332918954046" table:style-name="ce39">
            <text:p>6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154" table:style-name="ce38">
            <text:p>50.154</text:p>
          </table:table-cell>
          <table:table-cell office:value-type="percentage" office:value="1" table:style-name="ce39">
            <text:p>100,0%</text:p>
          </table:table-cell>
          <table:table-cell office:value-type="float" office:value="77214" table:style-name="ce38">
            <text:p>77.214</text:p>
          </table:table-cell>
          <table:table-cell office:value-type="percentage" office:value="0.95898951761140638" table:style-name="ce39">
            <text:p>95,9%</text:p>
          </table:table-cell>
          <table:table-cell office:value-type="float" office:value="86273" table:style-name="ce38">
            <text:p>86.273</text:p>
          </table:table-cell>
          <table:table-cell office:value-type="percentage" office:value="0.73592309201491068" table:style-name="ce39">
            <text:p>73,6%</text:p>
          </table:table-cell>
          <table:table-cell office:value-type="float" office:value="133955" table:style-name="ce38">
            <text:p>133.955</text:p>
          </table:table-cell>
          <table:table-cell office:value-type="percentage" office:value="0.80794586150533487" table:style-name="ce39">
            <text:p>80,8%</text:p>
          </table:table-cell>
          <table:table-cell office:value-type="float" office:value="133293" table:style-name="ce38">
            <text:p>133.293</text:p>
          </table:table-cell>
          <table:table-cell office:value-type="percentage" office:value="0.64651359059426106" table:style-name="ce39">
            <text:p>64,7%</text:p>
          </table:table-cell>
          <table:table-cell office:value-type="float" office:value="48489" table:style-name="ce38">
            <text:p>48.489</text:p>
          </table:table-cell>
          <table:table-cell office:value-type="percentage" office:value="0.2661496155049482" table:style-name="ce39">
            <text:p>26,6%</text:p>
          </table:table-cell>
          <table:table-cell office:value-type="float" office:value="16100" table:style-name="ce38">
            <text:p>16.100</text:p>
          </table:table-cell>
          <table:table-cell office:value-type="percentage" office:value="0.11671572110017253" table:style-name="ce39">
            <text:p>11,7%</text:p>
          </table:table-cell>
          <table:table-cell office:value-type="float" office:value="2036" table:style-name="ce38">
            <text:p>2.036</text:p>
          </table:table-cell>
          <table:table-cell office:value-type="percentage" office:value="2.1323837452869712E-2" table:style-name="ce39">
            <text:p>2,1%</text:p>
          </table:table-cell>
          <table:table-cell office:value-type="float" office:value="547514" table:style-name="ce38">
            <text:p>547.51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52906702020646135" table:style-name="ce39">
            <text:p>5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89756" table:style-name="ce38">
            <text:p>89.756</text:p>
          </table:table-cell>
          <table:table-cell office:value-type="percentage" office:value="0.99468061527549978" table:style-name="ce39">
            <text:p>99,5%</text:p>
          </table:table-cell>
          <table:table-cell office:value-type="float" office:value="145604" table:style-name="ce38">
            <text:p>145.604</text:p>
          </table:table-cell>
          <table:table-cell office:value-type="percentage" office:value="0.94223165578427626" table:style-name="ce39">
            <text:p>94,2%</text:p>
          </table:table-cell>
          <table:table-cell office:value-type="float" office:value="159612" table:style-name="ce38">
            <text:p>159.612</text:p>
          </table:table-cell>
          <table:table-cell office:value-type="percentage" office:value="0.67893420448164976" table:style-name="ce39">
            <text:p>67,9%</text:p>
          </table:table-cell>
          <table:table-cell office:value-type="float" office:value="277023" table:style-name="ce38">
            <text:p>277.023</text:p>
          </table:table-cell>
          <table:table-cell office:value-type="percentage" office:value="0.79033813392979413" table:style-name="ce39">
            <text:p>79,0%</text:p>
          </table:table-cell>
          <table:table-cell office:value-type="float" office:value="224877" table:style-name="ce38">
            <text:p>224.877</text:p>
          </table:table-cell>
          <table:table-cell office:value-type="percentage" office:value="0.57969344510780463" table:style-name="ce39">
            <text:p>58,0%</text:p>
          </table:table-cell>
          <table:table-cell office:value-type="float" office:value="74673" table:style-name="ce38">
            <text:p>74.673</text:p>
          </table:table-cell>
          <table:table-cell office:value-type="percentage" office:value="0.2401570751349161" table:style-name="ce39">
            <text:p>24,0%</text:p>
          </table:table-cell>
          <table:table-cell office:value-type="float" office:value="28863" table:style-name="ce38">
            <text:p>28.863</text:p>
          </table:table-cell>
          <table:table-cell office:value-type="percentage" office:value="0.11465036465036466" table:style-name="ce39">
            <text:p>11,5%</text:p>
          </table:table-cell>
          <table:table-cell office:value-type="float" office:value="1249" table:style-name="ce38">
            <text:p>1.249</text:p>
          </table:table-cell>
          <table:table-cell office:value-type="percentage" office:value="6.9467232489974808E-3" table:style-name="ce39">
            <text:p>0,7%</text:p>
          </table:table-cell>
          <table:table-cell office:value-type="float" office:value="1001657" table:style-name="ce38">
            <text:p>1.001.657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51084775705920216" table:style-name="ce39">
            <text:p>5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18" table:style-name="ce38">
            <text:p>41.718</text:p>
          </table:table-cell>
          <table:table-cell office:value-type="percentage" office:value="1" table:style-name="ce39">
            <text:p>100,0%</text:p>
          </table:table-cell>
          <table:table-cell office:value-type="float" office:value="55317" table:style-name="ce38">
            <text:p>55.317</text:p>
          </table:table-cell>
          <table:table-cell office:value-type="percentage" office:value="1" table:style-name="ce39">
            <text:p>100,0%</text:p>
          </table:table-cell>
          <table:table-cell office:value-type="float" office:value="56233" table:style-name="ce38">
            <text:p>56.233</text:p>
          </table:table-cell>
          <table:table-cell office:value-type="percentage" office:value="0.72704117913245847" table:style-name="ce39">
            <text:p>72,7%</text:p>
          </table:table-cell>
          <table:table-cell office:value-type="float" office:value="75746" table:style-name="ce38">
            <text:p>75.746</text:p>
          </table:table-cell>
          <table:table-cell office:value-type="percentage" office:value="0.84195900582455208" table:style-name="ce39">
            <text:p>84,2%</text:p>
          </table:table-cell>
          <table:table-cell office:value-type="float" office:value="56249" table:style-name="ce38">
            <text:p>56.249</text:p>
          </table:table-cell>
          <table:table-cell office:value-type="percentage" office:value="0.57532551217666128" table:style-name="ce39">
            <text:p>57,5%</text:p>
          </table:table-cell>
          <table:table-cell office:value-type="float" office:value="9269" table:style-name="ce38">
            <text:p>9.269</text:p>
          </table:table-cell>
          <table:table-cell office:value-type="percentage" office:value="0.13152554879173584" table:style-name="ce39">
            <text:p>13,2%</text:p>
          </table:table-cell>
          <table:table-cell office:value-type="float" office:value="5176" table:style-name="ce38">
            <text:p>5.176</text:p>
          </table:table-cell>
          <table:table-cell office:value-type="percentage" office:value="0.10248490248490248" table:style-name="ce39">
            <text:p>10,2%</text:p>
          </table:table-cell>
          <table:table-cell office:value-type="float" office:value="175" table:style-name="ce38">
            <text:p>175</text:p>
          </table:table-cell>
          <table:table-cell office:value-type="percentage" office:value="3.9806200668744173E-3" table:style-name="ce39">
            <text:p>0,4%</text:p>
          </table:table-cell>
          <table:table-cell office:value-type="float" office:value="299883" table:style-name="ce38">
            <text:p>299.88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57215712985593181" table:style-name="ce39">
            <text:p>57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722" table:style-name="ce38">
            <text:p>225.722</text:p>
          </table:table-cell>
          <table:table-cell office:value-type="percentage" office:value="1" table:style-name="ce39">
            <text:p>100,0%</text:p>
          </table:table-cell>
          <table:table-cell office:value-type="float" office:value="247201" table:style-name="ce38">
            <text:p>247.201</text:p>
          </table:table-cell>
          <table:table-cell office:value-type="percentage" office:value="1" table:style-name="ce39">
            <text:p>100,0%</text:p>
          </table:table-cell>
          <table:table-cell office:value-type="float" office:value="288936" table:style-name="ce38">
            <text:p>288.936</text:p>
          </table:table-cell>
          <table:table-cell office:value-type="percentage" office:value="0.90696382327552383" table:style-name="ce39">
            <text:p>90,7%</text:p>
          </table:table-cell>
          <table:table-cell office:value-type="float" office:value="331264" table:style-name="ce38">
            <text:p>331.264</text:p>
          </table:table-cell>
          <table:table-cell office:value-type="percentage" office:value="0.86906014297894663" table:style-name="ce39">
            <text:p>86,9%</text:p>
          </table:table-cell>
          <table:table-cell office:value-type="float" office:value="217542" table:style-name="ce38">
            <text:p>217.542</text:p>
          </table:table-cell>
          <table:table-cell office:value-type="percentage" office:value="0.59878614387360485" table:style-name="ce39">
            <text:p>59,9%</text:p>
          </table:table-cell>
          <table:table-cell office:value-type="float" office:value="46283" table:style-name="ce38">
            <text:p>46.283</text:p>
          </table:table-cell>
          <table:table-cell office:value-type="percentage" office:value="0.17283770814428101" table:style-name="ce39">
            <text:p>17,3%</text:p>
          </table:table-cell>
          <table:table-cell office:value-type="float" office:value="24799" table:style-name="ce38">
            <text:p>24.799</text:p>
          </table:table-cell>
          <table:table-cell office:value-type="percentage" office:value="0.11752746367401874" table:style-name="ce39">
            <text:p>11,8%</text:p>
          </table:table-cell>
          <table:table-cell office:value-type="float" office:value="1018" table:style-name="ce38">
            <text:p>1.018</text:p>
          </table:table-cell>
          <table:table-cell office:value-type="percentage" office:value="6.1569353219387696E-3" table:style-name="ce39">
            <text:p>0,6%</text:p>
          </table:table-cell>
          <table:table-cell office:value-type="float" office:value="1382765" table:style-name="ce38">
            <text:p>1.382.76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3538798108491978" table:style-name="ce39">
            <text:p>6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358" table:style-name="ce38">
            <text:p>135.358</text:p>
          </table:table-cell>
          <table:table-cell office:value-type="percentage" office:value="1" table:style-name="ce39">
            <text:p>100,0%</text:p>
          </table:table-cell>
          <table:table-cell office:value-type="float" office:value="155888" table:style-name="ce38">
            <text:p>155.888</text:p>
          </table:table-cell>
          <table:table-cell office:value-type="percentage" office:value="0.97980528092218155" table:style-name="ce39">
            <text:p>98,0%</text:p>
          </table:table-cell>
          <table:table-cell office:value-type="float" office:value="154707" table:style-name="ce38">
            <text:p>154.707</text:p>
          </table:table-cell>
          <table:table-cell office:value-type="percentage" office:value="0.70822270238596619" table:style-name="ce39">
            <text:p>70,8%</text:p>
          </table:table-cell>
          <table:table-cell office:value-type="float" office:value="251118" table:style-name="ce38">
            <text:p>251.118</text:p>
          </table:table-cell>
          <table:table-cell office:value-type="percentage" office:value="0.81670233317505647" table:style-name="ce39">
            <text:p>81,7%</text:p>
          </table:table-cell>
          <table:table-cell office:value-type="float" office:value="224675" table:style-name="ce38">
            <text:p>224.675</text:p>
          </table:table-cell>
          <table:table-cell office:value-type="percentage" office:value="0.67958742305772746" table:style-name="ce39">
            <text:p>68,0%</text:p>
          </table:table-cell>
          <table:table-cell office:value-type="float" office:value="62474" table:style-name="ce38">
            <text:p>62.474</text:p>
          </table:table-cell>
          <table:table-cell office:value-type="percentage" office:value="0.23495210623502732" table:style-name="ce39">
            <text:p>23,5%</text:p>
          </table:table-cell>
          <table:table-cell office:value-type="float" office:value="18866" table:style-name="ce38">
            <text:p>18.866</text:p>
          </table:table-cell>
          <table:table-cell office:value-type="percentage" office:value="8.6505967747112417E-2" table:style-name="ce39">
            <text:p>8,7%</text:p>
          </table:table-cell>
          <table:table-cell office:value-type="float" office:value="754" table:style-name="ce38">
            <text:p>754</text:p>
          </table:table-cell>
          <table:table-cell office:value-type="percentage" office:value="4.334030763571149E-3" table:style-name="ce39">
            <text:p>0,4%</text:p>
          </table:table-cell>
          <table:table-cell office:value-type="float" office:value="1003840" table:style-name="ce38">
            <text:p>1.003.84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55498058364072211" table:style-name="ce39">
            <text:p>55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8448" table:style-name="ce38">
            <text:p>448.448</text:p>
          </table:table-cell>
          <table:table-cell office:value-type="percentage" office:value="1" table:style-name="ce39">
            <text:p>100,0%</text:p>
          </table:table-cell>
          <table:table-cell office:value-type="float" office:value="603846" table:style-name="ce38">
            <text:p>603.846</text:p>
          </table:table-cell>
          <table:table-cell office:value-type="percentage" office:value="0.95050150167167224" table:style-name="ce39">
            <text:p>95,1%</text:p>
          </table:table-cell>
          <table:table-cell office:value-type="float" office:value="699192" table:style-name="ce38">
            <text:p>699.192</text:p>
          </table:table-cell>
          <table:table-cell office:value-type="percentage" office:value="0.83477239297789829" table:style-name="ce39">
            <text:p>83,5%</text:p>
          </table:table-cell>
          <table:table-cell office:value-type="float" office:value="892265" table:style-name="ce38">
            <text:p>892.265</text:p>
          </table:table-cell>
          <table:table-cell office:value-type="percentage" office:value="0.81725713971679281" table:style-name="ce39">
            <text:p>81,7%</text:p>
          </table:table-cell>
          <table:table-cell office:value-type="float" office:value="896221" table:style-name="ce38">
            <text:p>896.221</text:p>
          </table:table-cell>
          <table:table-cell office:value-type="percentage" office:value="0.68062851479584285" table:style-name="ce39">
            <text:p>68,1%</text:p>
          </table:table-cell>
          <table:table-cell office:value-type="float" office:value="264809" table:style-name="ce38">
            <text:p>264.809</text:p>
          </table:table-cell>
          <table:table-cell office:value-type="percentage" office:value="0.25349015748785242" table:style-name="ce39">
            <text:p>25,3%</text:p>
          </table:table-cell>
          <table:table-cell office:value-type="float" office:value="139525" table:style-name="ce38">
            <text:p>139.525</text:p>
          </table:table-cell>
          <table:table-cell office:value-type="percentage" office:value="0.16631205039722982" table:style-name="ce39">
            <text:p>16,6%</text:p>
          </table:table-cell>
          <table:table-cell office:value-type="float" office:value="16810" table:style-name="ce38">
            <text:p>16.810</text:p>
          </table:table-cell>
          <table:table-cell office:value-type="percentage" office:value="2.5618517265448074E-2" table:style-name="ce39">
            <text:p>2,6%</text:p>
          </table:table-cell>
          <table:table-cell office:value-type="float" office:value="3961116" table:style-name="ce38">
            <text:p>3.961.116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57671933329062541" table:style-name="ce39">
            <text:p>57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217" table:style-name="ce38">
            <text:p>291.217</text:p>
          </table:table-cell>
          <table:table-cell office:value-type="percentage" office:value="1" table:style-name="ce39">
            <text:p>100,0%</text:p>
          </table:table-cell>
          <table:table-cell office:value-type="float" office:value="427098" table:style-name="ce38">
            <text:p>427.098</text:p>
          </table:table-cell>
          <table:table-cell office:value-type="percentage" office:value="0.97541691217780946" table:style-name="ce39">
            <text:p>97,5%</text:p>
          </table:table-cell>
          <table:table-cell office:value-type="float" office:value="495918" table:style-name="ce38">
            <text:p>495.918</text:p>
          </table:table-cell>
          <table:table-cell office:value-type="percentage" office:value="0.85395916849196185" table:style-name="ce39">
            <text:p>85,4%</text:p>
          </table:table-cell>
          <table:table-cell office:value-type="float" office:value="641195" table:style-name="ce38">
            <text:p>641.195</text:p>
          </table:table-cell>
          <table:table-cell office:value-type="percentage" office:value="0.85227438876881811" table:style-name="ce39">
            <text:p>85,2%</text:p>
          </table:table-cell>
          <table:table-cell office:value-type="float" office:value="411380" table:style-name="ce38">
            <text:p>411.380</text:p>
          </table:table-cell>
          <table:table-cell office:value-type="percentage" office:value="0.4830739747389583" table:style-name="ce39">
            <text:p>48,3%</text:p>
          </table:table-cell>
          <table:table-cell office:value-type="float" office:value="74566" table:style-name="ce38">
            <text:p>74.566</text:p>
          </table:table-cell>
          <table:table-cell office:value-type="percentage" office:value="0.11493636311789124" table:style-name="ce39">
            <text:p>11,5%</text:p>
          </table:table-cell>
          <table:table-cell office:value-type="float" office:value="49699" table:style-name="ce38">
            <text:p>49.699</text:p>
          </table:table-cell>
          <table:table-cell office:value-type="percentage" office:value="9.6292378217722033E-2" table:style-name="ce39">
            <text:p>9,6%</text:p>
          </table:table-cell>
          <table:table-cell office:value-type="float" office:value="2096" table:style-name="ce38">
            <text:p>2.096</text:p>
          </table:table-cell>
          <table:table-cell office:value-type="percentage" office:value="4.9372130657125155E-3" table:style-name="ce39">
            <text:p>0,5%</text:p>
          </table:table-cell>
          <table:table-cell office:value-type="float" office:value="2393169" table:style-name="ce38">
            <text:p>2.393.16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3318276940927833" table:style-name="ce39">
            <text:p>5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699" table:style-name="ce38">
            <text:p>76.699</text:p>
          </table:table-cell>
          <table:table-cell office:value-type="percentage" office:value="1" table:style-name="ce39">
            <text:p>100,0%</text:p>
          </table:table-cell>
          <table:table-cell office:value-type="float" office:value="91216" table:style-name="ce38">
            <text:p>91.216</text:p>
          </table:table-cell>
          <table:table-cell office:value-type="percentage" office:value="0.99281640471940447" table:style-name="ce39">
            <text:p>99,3%</text:p>
          </table:table-cell>
          <table:table-cell office:value-type="float" office:value="111229" table:style-name="ce38">
            <text:p>111.229</text:p>
          </table:table-cell>
          <table:table-cell office:value-type="percentage" office:value="0.88772277069682437" table:style-name="ce39">
            <text:p>88,8%</text:p>
          </table:table-cell>
          <table:table-cell office:value-type="float" office:value="151570" table:style-name="ce38">
            <text:p>151.570</text:p>
          </table:table-cell>
          <table:table-cell office:value-type="percentage" office:value="0.89571908093797281" table:style-name="ce39">
            <text:p>89,6%</text:p>
          </table:table-cell>
          <table:table-cell office:value-type="float" office:value="119237" table:style-name="ce38">
            <text:p>119.237</text:p>
          </table:table-cell>
          <table:table-cell office:value-type="percentage" office:value="0.74759552083463954" table:style-name="ce39">
            <text:p>74,8%</text:p>
          </table:table-cell>
          <table:table-cell office:value-type="float" office:value="27222" table:style-name="ce38">
            <text:p>27.222</text:p>
          </table:table-cell>
          <table:table-cell office:value-type="percentage" office:value="0.20394219315397927" table:style-name="ce39">
            <text:p>20,4%</text:p>
          </table:table-cell>
          <table:table-cell office:value-type="float" office:value="10383" table:style-name="ce38">
            <text:p>10.383</text:p>
          </table:table-cell>
          <table:table-cell office:value-type="percentage" office:value="9.1625485351217784E-2" table:style-name="ce39">
            <text:p>9,2%</text:p>
          </table:table-cell>
          <table:table-cell office:value-type="float" office:value="398" table:style-name="ce38">
            <text:p>398</text:p>
          </table:table-cell>
          <table:table-cell office:value-type="percentage" office:value="4.696165191740413E-3" table:style-name="ce39">
            <text:p>0,5%</text:p>
          </table:table-cell>
          <table:table-cell office:value-type="float" office:value="587954" table:style-name="ce38">
            <text:p>587.954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61666790779044656" table:style-name="ce39">
            <text:p>6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280" table:style-name="ce38">
            <text:p>239.280</text:p>
          </table:table-cell>
          <table:table-cell office:value-type="percentage" office:value="1" table:style-name="ce39">
            <text:p>100,0%</text:p>
          </table:table-cell>
          <table:table-cell office:value-type="float" office:value="287815" table:style-name="ce38">
            <text:p>287.815</text:p>
          </table:table-cell>
          <table:table-cell office:value-type="percentage" office:value="0.99328069243033934" table:style-name="ce39">
            <text:p>99,3%</text:p>
          </table:table-cell>
          <table:table-cell office:value-type="float" office:value="320643" table:style-name="ce38">
            <text:p>320.643</text:p>
          </table:table-cell>
          <table:table-cell office:value-type="percentage" office:value="0.92423766383129591" table:style-name="ce39">
            <text:p>92,4%</text:p>
          </table:table-cell>
          <table:table-cell office:value-type="float" office:value="370183" table:style-name="ce38">
            <text:p>370.183</text:p>
          </table:table-cell>
          <table:table-cell office:value-type="percentage" office:value="0.91203013631805741" table:style-name="ce39">
            <text:p>91,2%</text:p>
          </table:table-cell>
          <table:table-cell office:value-type="float" office:value="324480" table:style-name="ce38">
            <text:p>324.480</text:p>
          </table:table-cell>
          <table:table-cell office:value-type="percentage" office:value="0.73209527526899676" table:style-name="ce39">
            <text:p>73,2%</text:p>
          </table:table-cell>
          <table:table-cell office:value-type="float" office:value="43826" table:style-name="ce38">
            <text:p>43.826</text:p>
          </table:table-cell>
          <table:table-cell office:value-type="percentage" office:value="0.13551303616484442" table:style-name="ce39">
            <text:p>13,6%</text:p>
          </table:table-cell>
          <table:table-cell office:value-type="float" office:value="19825" table:style-name="ce38">
            <text:p>19.825</text:p>
          </table:table-cell>
          <table:table-cell office:value-type="percentage" office:value="8.5829570397565169E-2" table:style-name="ce39">
            <text:p>8,6%</text:p>
          </table:table-cell>
          <table:table-cell office:value-type="float" office:value="392" table:style-name="ce38">
            <text:p>392</text:p>
          </table:table-cell>
          <table:table-cell office:value-type="percentage" office:value="2.1776930897131779E-3" table:style-name="ce39">
            <text:p>0,2%</text:p>
          </table:table-cell>
          <table:table-cell office:value-type="float" office:value="1606444" table:style-name="ce38">
            <text:p>1.606.444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65449010530467133" table:style-name="ce39">
            <text:p>65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60" table:style-name="ce38">
            <text:p>23.060</text:p>
          </table:table-cell>
          <table:table-cell office:value-type="percentage" office:value="1" table:style-name="ce39">
            <text:p>100,0%</text:p>
          </table:table-cell>
          <table:table-cell office:value-type="float" office:value="28370" table:style-name="ce38">
            <text:p>28.370</text:p>
          </table:table-cell>
          <table:table-cell office:value-type="percentage" office:value="1" table:style-name="ce39">
            <text:p>100,0%</text:p>
          </table:table-cell>
          <table:table-cell office:value-type="float" office:value="34513" table:style-name="ce38">
            <text:p>34.513</text:p>
          </table:table-cell>
          <table:table-cell office:value-type="percentage" office:value="0.91502730791664455" table:style-name="ce39">
            <text:p>91,5%</text:p>
          </table:table-cell>
          <table:table-cell office:value-type="float" office:value="41352" table:style-name="ce38">
            <text:p>41.352</text:p>
          </table:table-cell>
          <table:table-cell office:value-type="percentage" office:value="0.86757301107754281" table:style-name="ce39">
            <text:p>86,8%</text:p>
          </table:table-cell>
          <table:table-cell office:value-type="float" office:value="28901" table:style-name="ce38">
            <text:p>28.901</text:p>
          </table:table-cell>
          <table:table-cell office:value-type="percentage" office:value="0.54584773452697977" table:style-name="ce39">
            <text:p>54,6%</text:p>
          </table:table-cell>
          <table:table-cell office:value-type="float" office:value="5687" table:style-name="ce38">
            <text:p>5.687</text:p>
          </table:table-cell>
          <table:table-cell office:value-type="percentage" office:value="0.14463745263104352" table:style-name="ce39">
            <text:p>14,5%</text:p>
          </table:table-cell>
          <table:table-cell office:value-type="float" office:value="3441" table:style-name="ce38">
            <text:p>3.441</text:p>
          </table:table-cell>
          <table:table-cell office:value-type="percentage" office:value="0.1129752445991201" table:style-name="ce39">
            <text:p>11,3%</text:p>
          </table:table-cell>
          <table:table-cell office:value-type="float" office:value="169" table:style-name="ce38">
            <text:p>169</text:p>
          </table:table-cell>
          <table:table-cell office:value-type="percentage" office:value="6.619144602851324E-3" table:style-name="ce39">
            <text:p>0,7%</text:p>
          </table:table-cell>
          <table:table-cell office:value-type="float" office:value="165493" table:style-name="ce38">
            <text:p>165.493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5827833926118956" table:style-name="ce39">
            <text:p>5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173" table:style-name="ce38">
            <text:p>368.173</text:p>
          </table:table-cell>
          <table:table-cell office:value-type="percentage" office:value="1" table:style-name="ce39">
            <text:p>100,0%</text:p>
          </table:table-cell>
          <table:table-cell office:value-type="float" office:value="503232" table:style-name="ce38">
            <text:p>503.232</text:p>
          </table:table-cell>
          <table:table-cell office:value-type="percentage" office:value="0.95656752477280116" table:style-name="ce39">
            <text:p>95,7%</text:p>
          </table:table-cell>
          <table:table-cell office:value-type="float" office:value="611594" table:style-name="ce38">
            <text:p>611.594</text:p>
          </table:table-cell>
          <table:table-cell office:value-type="percentage" office:value="0.86957770469613538" table:style-name="ce39">
            <text:p>87,0%</text:p>
          </table:table-cell>
          <table:table-cell office:value-type="float" office:value="862947" table:style-name="ce38">
            <text:p>862.947</text:p>
          </table:table-cell>
          <table:table-cell office:value-type="percentage" office:value="0.88709095450886788" table:style-name="ce39">
            <text:p>88,7%</text:p>
          </table:table-cell>
          <table:table-cell office:value-type="float" office:value="538637" table:style-name="ce38">
            <text:p>538.637</text:p>
          </table:table-cell>
          <table:table-cell office:value-type="percentage" office:value="0.46196431986730374" table:style-name="ce39">
            <text:p>46,2%</text:p>
          </table:table-cell>
          <table:table-cell office:value-type="float" office:value="173206" table:style-name="ce38">
            <text:p>173.206</text:p>
          </table:table-cell>
          <table:table-cell office:value-type="percentage" office:value="0.18239122193673393" table:style-name="ce39">
            <text:p>18,2%</text:p>
          </table:table-cell>
          <table:table-cell office:value-type="float" office:value="108930" table:style-name="ce38">
            <text:p>108.930</text:p>
          </table:table-cell>
          <table:table-cell office:value-type="percentage" office:value="0.14671201050540422" table:style-name="ce39">
            <text:p>14,7%</text:p>
          </table:table-cell>
          <table:table-cell office:value-type="float" office:value="7705" table:style-name="ce38">
            <text:p>7.705</text:p>
          </table:table-cell>
          <table:table-cell office:value-type="percentage" office:value="1.3919449653323505E-2" table:style-name="ce39">
            <text:p>1,4%</text:p>
          </table:table-cell>
          <table:table-cell office:value-type="float" office:value="3174424" table:style-name="ce38">
            <text:p>3.174.424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53102332794741736" table:style-name="ce39">
            <text:p>5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280" table:style-name="ce38">
            <text:p>72.280</text:p>
          </table:table-cell>
          <table:table-cell office:value-type="percentage" office:value="1" table:style-name="ce39">
            <text:p>100,0%</text:p>
          </table:table-cell>
          <table:table-cell office:value-type="float" office:value="98873" table:style-name="ce38">
            <text:p>98.873</text:p>
          </table:table-cell>
          <table:table-cell office:value-type="percentage" office:value="0.96087425533775839" table:style-name="ce39">
            <text:p>96,1%</text:p>
          </table:table-cell>
          <table:table-cell office:value-type="float" office:value="116335" table:style-name="ce38">
            <text:p>116.335</text:p>
          </table:table-cell>
          <table:table-cell office:value-type="percentage" office:value="0.79188477220592335" table:style-name="ce39">
            <text:p>79,2%</text:p>
          </table:table-cell>
          <table:table-cell office:value-type="float" office:value="184124" table:style-name="ce38">
            <text:p>184.124</text:p>
          </table:table-cell>
          <table:table-cell office:value-type="percentage" office:value="0.86339423040852314" table:style-name="ce39">
            <text:p>86,3%</text:p>
          </table:table-cell>
          <table:table-cell office:value-type="float" office:value="182083" table:style-name="ce38">
            <text:p>182.083</text:p>
          </table:table-cell>
          <table:table-cell office:value-type="percentage" office:value="0.71641937857308668" table:style-name="ce39">
            <text:p>71,6%</text:p>
          </table:table-cell>
          <table:table-cell office:value-type="float" office:value="33992" table:style-name="ce38">
            <text:p>33.992</text:p>
          </table:table-cell>
          <table:table-cell office:value-type="percentage" office:value="0.16263881379693115" table:style-name="ce39">
            <text:p>16,3%</text:p>
          </table:table-cell>
          <table:table-cell office:value-type="float" office:value="21163" table:style-name="ce38">
            <text:p>21.163</text:p>
          </table:table-cell>
          <table:table-cell office:value-type="percentage" office:value="0.12286354558543496" table:style-name="ce39">
            <text:p>12,3%</text:p>
          </table:table-cell>
          <table:table-cell office:value-type="float" office:value="1315" table:style-name="ce38">
            <text:p>1.315</text:p>
          </table:table-cell>
          <table:table-cell office:value-type="percentage" office:value="9.2674813593245659E-3" table:style-name="ce39">
            <text:p>0,9%</text:p>
          </table:table-cell>
          <table:table-cell office:value-type="float" office:value="710165" table:style-name="ce38">
            <text:p>710.16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4205399893293604" table:style-name="ce39">
            <text:p>5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896" table:style-name="ce38">
            <text:p>41.896</text:p>
          </table:table-cell>
          <table:table-cell office:value-type="percentage" office:value="1" table:style-name="ce39">
            <text:p>100,0%</text:p>
          </table:table-cell>
          <table:table-cell office:value-type="float" office:value="55444" table:style-name="ce38">
            <text:p>55.444</text:p>
          </table:table-cell>
          <table:table-cell office:value-type="percentage" office:value="0.9937625466016633" table:style-name="ce39">
            <text:p>99,4%</text:p>
          </table:table-cell>
          <table:table-cell office:value-type="float" office:value="57728" table:style-name="ce38">
            <text:p>57.728</text:p>
          </table:table-cell>
          <table:table-cell office:value-type="percentage" office:value="0.78175613455392445" table:style-name="ce39">
            <text:p>78,2%</text:p>
          </table:table-cell>
          <table:table-cell office:value-type="float" office:value="86227" table:style-name="ce38">
            <text:p>86.227</text:p>
          </table:table-cell>
          <table:table-cell office:value-type="percentage" office:value="0.8917512979088672" table:style-name="ce39">
            <text:p>89,2%</text:p>
          </table:table-cell>
          <table:table-cell office:value-type="float" office:value="82058" table:style-name="ce38">
            <text:p>82.058</text:p>
          </table:table-cell>
          <table:table-cell office:value-type="percentage" office:value="0.7597822262550693" table:style-name="ce39">
            <text:p>76,0%</text:p>
          </table:table-cell>
          <table:table-cell office:value-type="float" office:value="16763" table:style-name="ce38">
            <text:p>16.763</text:p>
          </table:table-cell>
          <table:table-cell office:value-type="percentage" office:value="0.20608303315671064" table:style-name="ce39">
            <text:p>20,6%</text:p>
          </table:table-cell>
          <table:table-cell office:value-type="float" office:value="9341" table:style-name="ce38">
            <text:p>9.341</text:p>
          </table:table-cell>
          <table:table-cell office:value-type="percentage" office:value="0.13711157103644664" table:style-name="ce39">
            <text:p>13,7%</text:p>
          </table:table-cell>
          <table:table-cell office:value-type="float" office:value="564" table:style-name="ce38">
            <text:p>564</text:p>
          </table:table-cell>
          <table:table-cell office:value-type="percentage" office:value="1.0002128112364332E-2" table:style-name="ce39">
            <text:p>1,0%</text:p>
          </table:table-cell>
          <table:table-cell office:value-type="float" office:value="350021" table:style-name="ce38">
            <text:p>350.02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0207893985420247" table:style-name="ce39">
            <text:p>60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153" table:style-name="ce38">
            <text:p>161.153</text:p>
          </table:table-cell>
          <table:table-cell office:value-type="percentage" office:value="1.0202785691674581" table:style-name="ce39">
            <text:p>102,0%</text:p>
          </table:table-cell>
          <table:table-cell office:value-type="float" office:value="210807" table:style-name="ce38">
            <text:p>210.807</text:p>
          </table:table-cell>
          <table:table-cell office:value-type="percentage" office:value="0.98932800202739801" table:style-name="ce39">
            <text:p>98,9%</text:p>
          </table:table-cell>
          <table:table-cell office:value-type="float" office:value="187660" table:style-name="ce38">
            <text:p>187.660</text:p>
          </table:table-cell>
          <table:table-cell office:value-type="percentage" office:value="0.66992956564888495" table:style-name="ce39">
            <text:p>67,0%</text:p>
          </table:table-cell>
          <table:table-cell office:value-type="float" office:value="301263" table:style-name="ce38">
            <text:p>301.263</text:p>
          </table:table-cell>
          <table:table-cell office:value-type="percentage" office:value="0.88612759098409599" table:style-name="ce39">
            <text:p>88,6%</text:p>
          </table:table-cell>
          <table:table-cell office:value-type="float" office:value="237765" table:style-name="ce38">
            <text:p>237.765</text:p>
          </table:table-cell>
          <table:table-cell office:value-type="percentage" office:value="0.65656816694418907" table:style-name="ce39">
            <text:p>65,7%</text:p>
          </table:table-cell>
          <table:table-cell office:value-type="float" office:value="46591" table:style-name="ce38">
            <text:p>46.591</text:p>
          </table:table-cell>
          <table:table-cell office:value-type="percentage" office:value="0.17882268953685188" table:style-name="ce39">
            <text:p>17,9%</text:p>
          </table:table-cell>
          <table:table-cell office:value-type="float" office:value="29291" table:style-name="ce38">
            <text:p>29.291</text:p>
          </table:table-cell>
          <table:table-cell office:value-type="percentage" office:value="0.14534024035646589" table:style-name="ce39">
            <text:p>14,5%</text:p>
          </table:table-cell>
          <table:table-cell office:value-type="float" office:value="1930" table:style-name="ce38">
            <text:p>1.930</text:p>
          </table:table-cell>
          <table:table-cell office:value-type="percentage" office:value="1.1446804977284319E-2" table:style-name="ce39">
            <text:p>1,1%</text:p>
          </table:table-cell>
          <table:table-cell office:value-type="float" office:value="1176460" table:style-name="ce38">
            <text:p>1.176.46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59299082685339244" table:style-name="ce39">
            <text:p>59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1" table:style-name="ce38">
            <text:p>2.341</text:p>
          </table:table-cell>
          <table:table-cell office:value-type="percentage" office:value="0.89865642994241846" table:style-name="ce39">
            <text:p>89,9%</text:p>
          </table:table-cell>
          <table:table-cell office:value-type="float" office:value="3767" table:style-name="ce38">
            <text:p>3.767</text:p>
          </table:table-cell>
          <table:table-cell office:value-type="percentage" office:value="0.87239462714219551" table:style-name="ce39">
            <text:p>87,2%</text:p>
          </table:table-cell>
          <table:table-cell office:value-type="float" office:value="6433" table:style-name="ce38">
            <text:p>6.433</text:p>
          </table:table-cell>
          <table:table-cell office:value-type="percentage" office:value="0.81876034109711082" table:style-name="ce39">
            <text:p>81,9%</text:p>
          </table:table-cell>
          <table:table-cell office:value-type="float" office:value="9453" table:style-name="ce38">
            <text:p>9.453</text:p>
          </table:table-cell>
          <table:table-cell office:value-type="percentage" office:value="0.81801661474558673" table:style-name="ce39">
            <text:p>81,8%</text:p>
          </table:table-cell>
          <table:table-cell office:value-type="float" office:value="9246" table:style-name="ce38">
            <text:p>9.246</text:p>
          </table:table-cell>
          <table:table-cell office:value-type="percentage" office:value="0.7313716184148078" table:style-name="ce39">
            <text:p>73,1%</text:p>
          </table:table-cell>
          <table:table-cell office:value-type="float" office:value="6024" table:style-name="ce38">
            <text:p>6.024</text:p>
          </table:table-cell>
          <table:table-cell office:value-type="percentage" office:value="0.50647385236253573" table:style-name="ce39">
            <text:p>50,6%</text:p>
          </table:table-cell>
          <table:table-cell office:value-type="float" office:value="2471" table:style-name="ce38">
            <text:p>2.471</text:p>
          </table:table-cell>
          <table:table-cell office:value-type="percentage" office:value="0.22531230053797757" table:style-name="ce39">
            <text:p>22,5%</text:p>
          </table:table-cell>
          <table:table-cell office:value-type="float" office:value="199" table:style-name="ce38">
            <text:p>199</text:p>
          </table:table-cell>
          <table:table-cell office:value-type="percentage" office:value="2.180582949813719E-2" table:style-name="ce39">
            <text:p>2,2%</text:p>
          </table:table-cell>
          <table:table-cell office:value-type="float" office:value="39934" table:style-name="ce38">
            <text:p>39.93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56272810540407248" table:style-name="ce39">
            <text:p>56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15" table:style-name="ce38">
            <text:p>1.915</text:p>
          </table:table-cell>
          <table:table-cell office:value-type="percentage" office:value="0.81524052788420609" table:style-name="ce39">
            <text:p>81,5%</text:p>
          </table:table-cell>
          <table:table-cell office:value-type="float" office:value="3145" table:style-name="ce38">
            <text:p>3.145</text:p>
          </table:table-cell>
          <table:table-cell office:value-type="percentage" office:value="0.83911419423692635" table:style-name="ce39">
            <text:p>83,9%</text:p>
          </table:table-cell>
          <table:table-cell office:value-type="float" office:value="6532" table:style-name="ce38">
            <text:p>6.532</text:p>
          </table:table-cell>
          <table:table-cell office:value-type="percentage" office:value="0.83454708061837235" table:style-name="ce39">
            <text:p>83,5%</text:p>
          </table:table-cell>
          <table:table-cell office:value-type="float" office:value="8847" table:style-name="ce38">
            <text:p>8.847</text:p>
          </table:table-cell>
          <table:table-cell office:value-type="percentage" office:value="0.7829896451013364" table:style-name="ce39">
            <text:p>78,3%</text:p>
          </table:table-cell>
          <table:table-cell office:value-type="float" office:value="8758" table:style-name="ce38">
            <text:p>8.758</text:p>
          </table:table-cell>
          <table:table-cell office:value-type="percentage" office:value="0.72971171471421425" table:style-name="ce39">
            <text:p>73,0%</text:p>
          </table:table-cell>
          <table:table-cell office:value-type="float" office:value="5981" table:style-name="ce38">
            <text:p>5.981</text:p>
          </table:table-cell>
          <table:table-cell office:value-type="percentage" office:value="0.49295310310722823" table:style-name="ce39">
            <text:p>49,3%</text:p>
          </table:table-cell>
          <table:table-cell office:value-type="float" office:value="1603" table:style-name="ce38">
            <text:p>1.603</text:p>
          </table:table-cell>
          <table:table-cell office:value-type="percentage" office:value="0.13363901625677366" table:style-name="ce39">
            <text:p>13,4%</text:p>
          </table:table-cell>
          <table:table-cell office:value-type="float" office:value="278" table:style-name="ce38">
            <text:p>278</text:p>
          </table:table-cell>
          <table:table-cell office:value-type="percentage" office:value="2.9036975141006893E-2" table:style-name="ce39">
            <text:p>2,9%</text:p>
          </table:table-cell>
          <table:table-cell office:value-type="float" office:value="37059" table:style-name="ce38">
            <text:p>37.05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52249495960635584" table:style-name="ce39">
            <text:p>52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3" table:style-name="ce38">
            <text:p>13</text:p>
          </table:table-cell>
          <table:table-cell office:value-type="string" table:style-name="ce39">
            <text:p>-</text:p>
          </table:table-cell>
          <table:table-cell office:value-type="float" office:value="3121" table:style-name="ce38">
            <text:p>3.121</text:p>
          </table:table-cell>
          <table:table-cell office:value-type="string" table:style-name="ce39">
            <text:p>-</text:p>
          </table:table-cell>
          <table:table-cell office:value-type="float" office:value="8360" table:style-name="ce38">
            <text:p>8.360</text:p>
          </table:table-cell>
          <table:table-cell office:value-type="string" table:style-name="ce39">
            <text:p>-</text:p>
          </table:table-cell>
          <table:table-cell office:value-type="float" office:value="18530" table:style-name="ce38">
            <text:p>18.530</text:p>
          </table:table-cell>
          <table:table-cell office:value-type="string" table:style-name="ce39">
            <text:p>-</text:p>
          </table:table-cell>
          <table:table-cell office:value-type="float" office:value="24698" table:style-name="ce38">
            <text:p>24.698</text:p>
          </table:table-cell>
          <table:table-cell office:value-type="string" table:style-name="ce39">
            <text:p>-</text:p>
          </table:table-cell>
          <table:table-cell office:value-type="float" office:value="18300" table:style-name="ce38">
            <text:p>18.300</text:p>
          </table:table-cell>
          <table:table-cell office:value-type="string" table:style-name="ce39">
            <text:p>-</text:p>
          </table:table-cell>
          <table:table-cell office:value-type="float" office:value="654" table:style-name="ce38">
            <text:p>654</text:p>
          </table:table-cell>
          <table:table-cell office:value-type="string" table:style-name="ce39">
            <text:p>-</text:p>
          </table:table-cell>
          <table:table-cell office:value-type="float" office:value="73698" table:style-name="ce38">
            <text:p>73.69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4" table:style-name="ce41">
            <text:p>14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92" table:style-name="ce41">
            <text:p>92</text:p>
          </table:table-cell>
          <table:table-cell office:value-type="string" table:style-name="ce42">
            <text:p>-</text:p>
          </table:table-cell>
          <table:table-cell office:value-type="float" office:value="320" table:style-name="ce41">
            <text:p>320</text:p>
          </table:table-cell>
          <table:table-cell office:value-type="string" table:style-name="ce42">
            <text:p>-</text:p>
          </table:table-cell>
          <table:table-cell office:value-type="float" office:value="535" table:style-name="ce41">
            <text:p>535</text:p>
          </table:table-cell>
          <table:table-cell office:value-type="string" table:style-name="ce42">
            <text:p>-</text:p>
          </table:table-cell>
          <table:table-cell office:value-type="float" office:value="453" table:style-name="ce41">
            <text:p>453</text:p>
          </table:table-cell>
          <table:table-cell office:value-type="string" table:style-name="ce42">
            <text:p>-</text:p>
          </table:table-cell>
          <table:table-cell office:value-type="float" office:value="387" table:style-name="ce41">
            <text:p>387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842" table:style-name="ce41">
            <text:p>1.84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0752" table:style-name="ce45">
            <text:p>2.880.752</text:p>
          </table:table-cell>
          <table:table-cell office:value-type="percentage" office:value="1" table:style-name="ce46">
            <text:p>100,0%</text:p>
          </table:table-cell>
          <table:table-cell office:value-type="float" office:value="3866570" table:style-name="ce45">
            <text:p>3.866.570</text:p>
          </table:table-cell>
          <table:table-cell office:value-type="percentage" office:value="0.9763954702534946" table:style-name="ce46">
            <text:p>97,6%</text:p>
          </table:table-cell>
          <table:table-cell office:value-type="float" office:value="4332368" table:style-name="ce45">
            <text:p>4.332.368</text:p>
          </table:table-cell>
          <table:table-cell office:value-type="percentage" office:value="0.81176304378538744" table:style-name="ce46">
            <text:p>81,2%</text:p>
          </table:table-cell>
          <table:table-cell office:value-type="float" office:value="6011164" table:style-name="ce45">
            <text:p>6.011.164</text:p>
          </table:table-cell>
          <table:table-cell office:value-type="percentage" office:value="0.85467118876954873" table:style-name="ce46">
            <text:p>85,5%</text:p>
          </table:table-cell>
          <table:table-cell office:value-type="float" office:value="4947478" table:style-name="ce45">
            <text:p>4.947.478</text:p>
          </table:table-cell>
          <table:table-cell office:value-type="percentage" office:value="0.62691876325832951" table:style-name="ce46">
            <text:p>62,7%</text:p>
          </table:table-cell>
          <table:table-cell office:value-type="float" office:value="1308767" table:style-name="ce45">
            <text:p>1.308.767</text:p>
          </table:table-cell>
          <table:table-cell office:value-type="percentage" office:value="0.21006137163197949" table:style-name="ce46">
            <text:p>21,0%</text:p>
          </table:table-cell>
          <table:table-cell office:value-type="float" office:value="644482" table:style-name="ce45">
            <text:p>644.482</text:p>
          </table:table-cell>
          <table:table-cell office:value-type="percentage" office:value="0.13033951915609629" table:style-name="ce46">
            <text:p>13,0%</text:p>
          </table:table-cell>
          <table:table-cell office:value-type="float" office:value="49436" table:style-name="ce45">
            <text:p>49.436</text:p>
          </table:table-cell>
          <table:table-cell office:value-type="percentage" office:value="1.271277752947911E-2" table:style-name="ce46">
            <text:p>1,3%</text:p>
          </table:table-cell>
          <table:table-cell office:value-type="float" office:value="24041017" table:style-name="ce45">
            <text:p>24.041.01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5707767270744013" table:style-name="ce46">
            <text:p>57,1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7-19T14:41:50Z</meta:creation-date>
    <dc:date>2021-07-19T14:42:18Z</dc:date>
  </office:meta>
</office:document-meta>
</file>